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Ubuntu" svg:font-family="Ubuntu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31" style:family="table">
      <style:table-properties style:width="2.8111in" table:align="left"/>
    </style:style>
    <style:style style:name="Таблиця31.A" style:family="table-column">
      <style:table-column-properties style:column-width="0.7028in"/>
    </style:style>
    <style:style style:name="Таблиця3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31.D1" style:family="table-cell">
      <style:table-cell-properties fo:padding="0.0382in" fo:border="0.5pt solid #000000" style:writing-mode="page"/>
    </style:style>
    <style:style style:name="Таблиця3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31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32" style:family="table">
      <style:table-properties style:width="2.8111in" table:align="left"/>
    </style:style>
    <style:style style:name="Таблиця32.A" style:family="table-column">
      <style:table-column-properties style:column-width="0.7028in"/>
    </style:style>
    <style:style style:name="Таблиця3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32.D1" style:family="table-cell">
      <style:table-cell-properties fo:padding="0.0382in" fo:border="0.5pt solid #000000" style:writing-mode="page"/>
    </style:style>
    <style:style style:name="Таблиця3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32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9" style:family="table">
      <style:table-properties style:width="6.6931in" table:align="margins"/>
    </style:style>
    <style:style style:name="Таблиця9.A" style:family="table-column">
      <style:table-column-properties style:column-width="0.6694in" style:rel-column-width="6553*"/>
    </style:style>
    <style:style style:name="Таблиця9.J" style:family="table-column">
      <style:table-column-properties style:column-width="0.6694in" style:rel-column-width="6558*"/>
    </style:style>
    <style:style style:name="Таблиця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9.J1" style:family="table-cell">
      <style:table-cell-properties fo:padding="0.0382in" fo:border="0.5pt solid #000000" style:writing-mode="page"/>
    </style:style>
    <style:style style:name="Таблиця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9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2" style:family="table">
      <style:table-properties style:width="5.3125in" table:align="left"/>
    </style:style>
    <style:style style:name="Таблиця12.A" style:family="table-column">
      <style:table-column-properties style:column-width="0.6688in"/>
    </style:style>
    <style:style style:name="Таблиця12.B" style:family="table-column">
      <style:table-column-properties style:column-width="0.6694in"/>
    </style:style>
    <style:style style:name="Таблиця12.H" style:family="table-column">
      <style:table-column-properties style:column-width="0.6278in"/>
    </style:style>
    <style:style style:name="Таблиця1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2.H1" style:family="table-cell">
      <style:table-cell-properties fo:padding="0.0382in" fo:border="0.5pt solid #000000" style:writing-mode="page"/>
    </style:style>
    <style:style style:name="Таблиця1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2.H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b11cd" officeooo:paragraph-rsid="000c911a"/>
    </style:style>
    <style:style style:name="P2" style:family="paragraph" style:parent-style-name="Standard">
      <style:text-properties officeooo:rsid="000b11cd" officeooo:paragraph-rsid="000dc07e"/>
    </style:style>
    <style:style style:name="P3" style:family="paragraph" style:parent-style-name="Standard">
      <style:paragraph-properties fo:text-align="justify" style:justify-single-word="false"/>
      <style:text-properties officeooo:rsid="000b11cd" officeooo:paragraph-rsid="000dc07e"/>
    </style:style>
    <style:style style:name="P4" style:family="paragraph" style:parent-style-name="Standard">
      <style:text-properties officeooo:rsid="000b11cd" officeooo:paragraph-rsid="002fe577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0b11cd" officeooo:paragraph-rsid="000b11cd"/>
    </style:style>
    <style:style style:name="P6" style:family="paragraph" style:parent-style-name="Standard">
      <style:text-properties style:font-name="Times New Roman" officeooo:rsid="000b11cd" officeooo:paragraph-rsid="000c911a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paragraph-rsid="0028393b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28393b" style:font-size-asian="12pt" style:font-name-complex="Times New Roman" style:font-size-complex="12pt"/>
    </style:style>
    <style:style style:name="P9" style:family="paragraph" style:parent-style-name="Standard">
      <style:paragraph-properties fo:text-align="justify" style:justify-single-word="false"/>
      <style:text-properties officeooo:paragraph-rsid="0028393b"/>
    </style:style>
    <style:style style:name="P10" style:family="paragraph" style:parent-style-name="Standard">
      <style:text-properties officeooo:paragraph-rsid="002fe577"/>
    </style:style>
    <style:style style:name="P1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319d0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53eaa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804cf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8103c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8393b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a4a4b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bb2ef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e1672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ebd3d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d4561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f2a1c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rsid="002aa8d0" officeooo:paragraph-rsid="0028393b" style:font-size-asian="12pt" style:font-name-complex="Times New Roman" style:font-size-complex="12pt"/>
    </style:style>
    <style:style style:name="P2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rsid="002aa8d0" officeooo:paragraph-rsid="002ebd3d" style:font-size-asian="12pt" style:font-name-complex="Times New Roman" style:font-size-complex="12pt"/>
    </style:style>
    <style:style style:name="P2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28393b" style:font-size-asian="12pt" style:font-name-complex="Times New Roman" style:font-size-complex="12pt"/>
    </style:style>
    <style:style style:name="P2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28393b" style:font-size-asian="12pt" style:font-name-complex="Times New Roman" style:font-size-complex="12pt"/>
    </style:style>
    <style:style style:name="P2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2e1672" style:font-size-asian="12pt" style:font-name-complex="Times New Roman" style:font-size-complex="12pt"/>
    </style:style>
    <style:style style:name="P2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2f2a1c" style:font-size-asian="12pt" style:font-name-complex="Times New Roman" style:font-size-complex="12pt"/>
    </style:style>
    <style:style style:name="P28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2f2a1c" style:font-name-asian="Times New Roman" style:font-size-asian="12pt" style:font-name-complex="Times New Roman" style:font-size-complex="12pt"/>
    </style:style>
    <style:style style:name="P29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2fe577" style:font-name-asian="Times New Roman" style:font-size-asian="12pt" style:font-name-complex="Times New Roman" style:font-size-complex="12pt"/>
    </style:style>
    <style:style style:name="P3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paragraph-rsid="000c911a"/>
    </style:style>
    <style:style style:name="P3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rsid="000b11cd" officeooo:paragraph-rsid="002804cf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2d4561" style:font-size-asian="12pt" style:font-size-complex="12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2ebd3d" style:font-size-asian="12pt" style:font-name-complex="Times New Roman" style:font-size-complex="12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2fe577" style:font-size-asian="12pt" style:font-name-complex="Times New Roman" style:font-size-complex="12pt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officeooo:paragraph-rsid="000c911a" style:font-size-asian="12pt" style:font-name-complex="Times New Roman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1b07ba" officeooo:paragraph-rsid="001b07ba" style:font-size-asian="12pt" style:font-name-complex="Times New Roman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20765d" officeooo:paragraph-rsid="0020765d" style:font-size-asian="12pt" style:font-name-complex="Times New Roman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paragraph-rsid="000c911a" style:font-name-asian="Noto Sans CJK SC Regular" style:font-size-asian="12pt" style:font-name-complex="Times New Roman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paragraph-rsid="000f3f0e" style:font-name-asian="Noto Sans CJK SC Regular" style:font-size-asian="12pt" style:font-name-complex="Times New Roman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1ace56" officeooo:paragraph-rsid="002f2a1c" style:font-name-asian="Times New Roman" style:font-size-asian="12pt" style:font-name-complex="Times New Roman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1fcb97" officeooo:paragraph-rsid="002fe577" style:font-name-asian="Times New Roman" style:font-size-asian="12pt" style:font-name-complex="Times New Roman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0206c90" officeooo:paragraph-rsid="002fe577" style:font-name-asian="Times New Roman" style:font-size-asian="12pt" style:font-name-complex="Times New Roman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officeooo:paragraph-rsid="000c911a"/>
    </style:style>
    <style:style style:name="P4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106b5"/>
    </style:style>
    <style:style style:name="T1" style:family="text">
      <style:text-properties style:text-position="0% 100%"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2" style:family="text">
      <style:text-properties style:text-position="0% 100%" style:font-name="Times New Roman" fo:font-size="12pt" fo:letter-spacing="normal" fo:font-style="normal" officeooo:rsid="000dc07e" style:font-name-asian="Symbol" style:font-size-asian="12pt" style:font-style-asian="normal" style:font-name-complex="Times New Roman" style:font-size-complex="12pt"/>
    </style:style>
    <style:style style:name="T3" style:family="text">
      <style:text-properties style:text-position="0% 100%" style:font-name="Times New Roman" fo:font-size="12pt" fo:letter-spacing="normal" fo:font-style="normal" officeooo:rsid="000b11cd" style:font-name-asian="Symbol" style:font-size-asian="12pt" style:font-style-asian="normal" style:font-name-complex="Times New Roman" style:font-size-complex="12pt"/>
    </style:style>
    <style:style style:name="T4" style:family="text">
      <style:text-properties style:text-position="0% 100%" style:font-name="Times New Roman" fo:font-size="12pt" fo:letter-spacing="normal" fo:font-style="normal" officeooo:rsid="0012ae43" style:font-name-asian="Symbol" style:font-size-asian="12pt" style:font-style-asian="normal" style:font-name-complex="Times New Roman" style:font-size-complex="12pt"/>
    </style:style>
    <style:style style:name="T5" style:family="text">
      <style:text-properties style:text-position="0% 100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6" style:family="text">
      <style:text-properties style:text-position="0% 100%" style:font-name="Times New Roman" fo:font-size="12pt" fo:letter-spacing="normal" fo:font-style="normal" officeooo:rsid="0027e178" style:font-name-asian="Symbol" style:font-size-asian="12pt" style:font-style-asian="normal" style:font-name-complex="Times New Roman" style:font-size-complex="12pt"/>
    </style:style>
    <style:style style:name="T7" style:family="text">
      <style:text-properties style:text-position="0% 100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8" style:family="text">
      <style:text-properties style:text-position="0% 100%" style:font-name="Times New Roman" fo:font-size="12pt" fo:letter-spacing="normal" fo:font-style="normal" officeooo:rsid="003318d6" style:font-name-asian="Symbol" style:font-size-asian="12pt" style:font-style-asian="normal" style:font-name-complex="Times New Roman" style:font-size-complex="12pt"/>
    </style:style>
    <style:style style:name="T9" style:family="text">
      <style:text-properties style:text-position="0% 100%" style:font-name="Times New Roman" fo:font-size="12pt" fo:letter-spacing="normal" fo:font-style="normal" officeooo:rsid="003482b3" style:font-name-asian="Symbol" style:font-size-asian="12pt" style:font-style-asian="normal" style:font-name-complex="Times New Roman" style:font-size-complex="12pt"/>
    </style:style>
    <style:style style:name="T10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11" style:family="text">
      <style:text-properties style:text-position="0% 100%" style:font-name="Times New Roman" fo:font-size="12pt" fo:letter-spacing="normal" fo:font-style="normal" officeooo:rsid="0030ea2f" style:font-name-asian="Symbol" style:font-size-asian="12pt" style:font-style-asian="normal" style:font-name-complex="Times New Roman" style:font-size-complex="12pt"/>
    </style:style>
    <style:style style:name="T12" style:family="text">
      <style:text-properties style:text-position="0% 100%" style:font-name="Times New Roman" fo:font-size="12pt" fo:letter-spacing="normal" fo:font-style="normal" officeooo:rsid="002b871e" style:font-name-asian="Symbol" style:font-size-asian="12pt" style:font-style-asian="normal" style:font-name-complex="Times New Roman" style:font-size-complex="12pt"/>
    </style:style>
    <style:style style:name="T13" style:family="text">
      <style:text-properties style:text-position="0% 100%" style:font-name="Times New Roman" fo:font-size="12pt" fo:letter-spacing="normal" fo:font-style="normal" officeooo:rsid="003609f3" style:font-name-asian="Symbol" style:font-size-asian="12pt" style:font-style-asian="normal" style:font-name-complex="Times New Roman" style:font-size-complex="12pt"/>
    </style:style>
    <style:style style:name="T14" style:family="text">
      <style:text-properties style:text-position="0% 100%" style:font-name="Times New Roman" fo:font-size="12pt" fo:letter-spacing="normal" fo:font-style="normal" officeooo:rsid="0039bb7f" style:font-name-asian="Symbol" style:font-size-asian="12pt" style:font-style-asian="normal" style:font-name-complex="Times New Roman" style:font-size-complex="12pt"/>
    </style:style>
    <style:style style:name="T15" style:family="text">
      <style:text-properties style:text-position="0% 100%" style:font-name="Times New Roman" fo:font-size="12pt" fo:letter-spacing="normal" fo:font-style="normal" officeooo:rsid="0036f7ad" style:font-name-asian="Symbol" style:font-size-asian="12pt" style:font-style-asian="normal" style:font-name-complex="Times New Roman" style:font-size-complex="12pt"/>
    </style:style>
    <style:style style:name="T16" style:family="text">
      <style:text-properties style:text-position="0% 100%" style:font-name="Times New Roman" fo:font-size="12pt" fo:letter-spacing="normal" fo:font-style="normal" officeooo:rsid="003e7091" style:font-name-asian="Symbol" style:font-size-asian="12pt" style:font-style-asian="normal" style:font-name-complex="Times New Roman" style:font-size-complex="12pt"/>
    </style:style>
    <style:style style:name="T17" style:family="text">
      <style:text-properties style:text-position="0% 100%" style:font-name="Times New Roman" fo:font-size="12pt" fo:letter-spacing="normal" fo:font-style="normal" officeooo:rsid="003627d9" style:font-name-asian="Symbol" style:font-size-asian="12pt" style:font-style-asian="normal" style:font-name-complex="Times New Roman" style:font-size-complex="12pt"/>
    </style:style>
    <style:style style:name="T18" style:family="text">
      <style:text-properties style:text-position="0% 100%" style:font-name="Times New Roman" fo:font-size="12pt" fo:letter-spacing="normal" fo:font-style="normal" officeooo:rsid="00414891" style:font-name-asian="Symbol" style:font-size-asian="12pt" style:font-style-asian="normal" style:font-name-complex="Times New Roman" style:font-size-complex="12pt"/>
    </style:style>
    <style:style style:name="T19" style:family="text">
      <style:text-properties style:text-position="0% 100%" style:font-name="Times New Roman" fo:font-size="12pt" fo:letter-spacing="normal" fo:font-style="normal" officeooo:rsid="003f4c9b" style:font-name-asian="Symbol" style:font-size-asian="12pt" style:font-style-asian="normal" style:font-name-complex="Times New Roman" style:font-size-complex="12pt"/>
    </style:style>
    <style:style style:name="T20" style:family="text">
      <style:text-properties style:text-position="0% 100%" style:font-name="Times New Roman" fo:font-size="12pt" fo:letter-spacing="normal" fo:font-style="normal" officeooo:rsid="003b6949" style:font-name-asian="Symbol" style:font-size-asian="12pt" style:font-style-asian="normal" style:font-name-complex="Times New Roman" style:font-size-complex="12pt"/>
    </style:style>
    <style:style style:name="T21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 style:font-style-complex="normal"/>
    </style:style>
    <style:style style:name="T22" style:family="text">
      <style:text-properties style:text-position="0% 100%" style:font-name="Times New Roman" fo:font-size="12pt" fo:letter-spacing="normal" fo:font-style="normal" officeooo:rsid="00388017" style:font-name-asian="Symbol" style:font-size-asian="12pt" style:font-style-asian="normal" style:font-name-complex="Times New Roman" style:font-size-complex="12pt"/>
    </style:style>
    <style:style style:name="T23" style:family="text">
      <style:text-properties style:text-position="0% 100%" style:font-name="Times New Roman" fo:font-size="12pt" fo:letter-spacing="normal" fo:font-style="normal" officeooo:rsid="003c7f3e" style:font-name-asian="Symbol" style:font-size-asian="12pt" style:font-style-asian="normal" style:font-name-complex="Times New Roman" style:font-size-complex="12pt"/>
    </style:style>
    <style:style style:name="T24" style:family="text">
      <style:text-properties style:text-position="0% 100%" style:font-name="Times New Roman" fo:font-size="12pt" fo:letter-spacing="normal" fo:font-style="normal" officeooo:rsid="003e1653" style:font-name-asian="Symbol" style:font-size-asian="12pt" style:font-style-asian="normal" style:font-name-complex="Times New Roman" style:font-size-complex="12pt"/>
    </style:style>
    <style:style style:name="T25" style:family="text">
      <style:text-properties style:text-position="0% 100%" style:font-name="Times New Roman" fo:font-size="12pt" fo:letter-spacing="normal" fo:font-style="normal" officeooo:rsid="001a98e3" style:font-name-asian="Symbol" style:font-size-asian="12pt" style:font-style-asian="normal" style:font-name-complex="Times New Roman" style:font-size-complex="12pt"/>
    </style:style>
    <style:style style:name="T26" style:family="text">
      <style:text-properties style:text-position="0% 100%" style:font-name="Times New Roman" fo:font-size="12pt" fo:letter-spacing="normal" fo:font-style="normal" officeooo:rsid="0043fdbe" style:font-name-asian="Symbol" style:font-size-asian="12pt" style:font-style-asian="normal" style:font-name-complex="Times New Roman" style:font-size-complex="12pt"/>
    </style:style>
    <style:style style:name="T27" style:family="text">
      <style:text-properties style:text-position="0% 100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28" style:family="text">
      <style:text-properties style:text-position="0% 100%" style:font-name="Times New Roman" fo:font-size="12pt" fo:letter-spacing="normal" fo:font-style="normal" officeooo:rsid="000d04ba" style:font-name-asian="Symbol" style:font-size-asian="12pt" style:font-style-asian="normal" style:font-name-complex="Times New Roman" style:font-size-complex="12pt"/>
    </style:style>
    <style:style style:name="T29" style:family="text">
      <style:text-properties style:text-position="0% 100%" style:font-name="Times New Roman" fo:font-size="12pt" fo:letter-spacing="normal" fo:font-style="normal" officeooo:rsid="000b7d91" style:font-name-asian="Symbol" style:font-size-asian="12pt" style:font-style-asian="normal" style:font-name-complex="Times New Roman" style:font-size-complex="12pt"/>
    </style:style>
    <style:style style:name="T30" style:family="text">
      <style:text-properties style:text-position="0% 100%" style:font-name="Times New Roman" fo:font-size="12pt" fo:letter-spacing="normal" fo:font-style="normal" officeooo:rsid="00455328" style:font-name-asian="Symbol" style:font-size-asian="12pt" style:font-style-asian="normal" style:font-name-complex="Times New Roman" style:font-size-complex="12pt"/>
    </style:style>
    <style:style style:name="T31" style:family="text">
      <style:text-properties style:text-position="0% 100%" style:font-name="Times New Roman" fo:font-size="12pt" fo:letter-spacing="normal" fo:font-style="normal" officeooo:rsid="0043ab02" style:font-name-asian="Symbol" style:font-size-asian="12pt" style:font-style-asian="normal" style:font-name-complex="Times New Roman" style:font-size-complex="12pt"/>
    </style:style>
    <style:style style:name="T32" style:family="text">
      <style:text-properties style:text-position="0% 100%" style:font-name="Times New Roman" fo:font-size="12pt" fo:letter-spacing="normal" fo:font-style="normal" officeooo:rsid="0028103c" style:font-name-asian="Symbol" style:font-size-asian="12pt" style:font-style-asian="normal" style:font-name-complex="Times New Roman" style:font-size-complex="12pt"/>
    </style:style>
    <style:style style:name="T33" style:family="text">
      <style:text-properties style:text-position="0% 100%" style:font-name="Times New Roman" fo:font-size="12pt" fo:letter-spacing="normal" fo:font-style="normal" officeooo:rsid="00123d93" style:font-name-asian="Symbol" style:font-size-asian="12pt" style:font-style-asian="normal" style:font-name-complex="Times New Roman" style:font-size-complex="12pt"/>
    </style:style>
    <style:style style:name="T34" style:family="text">
      <style:text-properties style:text-position="0% 100%" style:font-name="Times New Roman" fo:font-size="12pt" fo:letter-spacing="normal" fo:font-style="normal" officeooo:rsid="000c3894" style:font-name-asian="Symbol" style:font-size-asian="12pt" style:font-style-asian="normal" style:font-name-complex="Times New Roman" style:font-size-complex="12pt"/>
    </style:style>
    <style:style style:name="T35" style:family="text">
      <style:text-properties style:text-position="0% 100%" style:font-name="Times New Roman" fo:font-size="12pt" fo:letter-spacing="normal" fo:font-style="normal" officeooo:rsid="0046fb6c" style:font-name-asian="Symbol" style:font-size-asian="12pt" style:font-style-asian="normal" style:font-name-complex="Times New Roman" style:font-size-complex="12pt"/>
    </style:style>
    <style:style style:name="T36" style:family="text">
      <style:text-properties style:text-position="0% 100%" style:font-name="Times New Roman" fo:font-size="12pt" fo:letter-spacing="normal" fo:font-style="normal" officeooo:rsid="00493772" style:font-name-asian="Symbol" style:font-size-asian="12pt" style:font-style-asian="normal" style:font-name-complex="Times New Roman" style:font-size-complex="12pt"/>
    </style:style>
    <style:style style:name="T37" style:family="text">
      <style:text-properties style:text-position="0% 100%" style:font-name="Times New Roman" fo:font-size="12pt" fo:letter-spacing="normal" fo:font-style="normal" officeooo:rsid="0013b200" style:font-name-asian="Symbol" style:font-size-asian="12pt" style:font-style-asian="normal" style:font-name-complex="Times New Roman" style:font-size-complex="12pt"/>
    </style:style>
    <style:style style:name="T38" style:family="text">
      <style:text-properties style:text-position="0% 100%" style:font-name="Times New Roman" fo:font-size="12pt" fo:letter-spacing="normal" fo:font-style="normal" officeooo:rsid="0017c029" style:font-name-asian="Symbol" style:font-size-asian="12pt" style:font-style-asian="normal" style:font-name-complex="Times New Roman" style:font-size-complex="12pt"/>
    </style:style>
    <style:style style:name="T39" style:family="text">
      <style:text-properties style:text-position="0% 100%" style:font-name="Times New Roman" fo:font-size="12pt" fo:letter-spacing="normal" fo:font-style="normal" officeooo:rsid="0014f71f" style:font-name-asian="Symbol" style:font-size-asian="12pt" style:font-style-asian="normal" style:font-name-complex="Times New Roman" style:font-size-complex="12pt"/>
    </style:style>
    <style:style style:name="T40" style:family="text">
      <style:text-properties style:text-position="0% 100%" style:font-name="Times New Roman" fo:font-size="12pt" fo:letter-spacing="normal" fo:font-style="normal" officeooo:rsid="002ebd3d" style:font-name-asian="Symbol" style:font-size-asian="12pt" style:font-style-asian="normal" style:font-name-complex="Times New Roman" style:font-size-complex="12pt"/>
    </style:style>
    <style:style style:name="T41" style:family="text">
      <style:text-properties style:text-position="0% 100%" style:font-name="Times New Roman" fo:font-size="12pt" fo:letter-spacing="normal" fo:font-style="normal" officeooo:rsid="002aa8d0" style:font-name-asian="Symbol" style:font-size-asian="12pt" style:font-style-asian="normal" style:font-name-complex="Times New Roman" style:font-size-complex="12pt"/>
    </style:style>
    <style:style style:name="T42" style:family="text">
      <style:text-properties style:text-position="0% 100%" style:font-name="Times New Roman" fo:font-size="12pt" fo:letter-spacing="normal" fo:font-style="normal" officeooo:rsid="003106b5" style:font-name-asian="Symbol" style:font-size-asian="12pt" style:font-style-asian="normal" style:font-name-complex="Times New Roman" style:font-size-complex="12pt"/>
    </style:style>
    <style:style style:name="T43" style:family="text">
      <style:text-properties style:text-position="0% 100%" style:font-name="Times New Roman" fo:font-size="12pt" fo:letter-spacing="normal" fo:font-style="normal" officeooo:rsid="00253eaa" style:font-name-asian="Ubuntu" style:font-size-asian="12pt" style:font-style-asian="normal" style:font-name-complex="Ubuntu" style:font-size-complex="12pt"/>
    </style:style>
    <style:style style:name="T44" style:family="text">
      <style:text-properties style:text-position="0% 100%"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45" style:family="text">
      <style:text-properties style:text-position="0% 100%" style:font-name="Times New Roman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46" style:family="text">
      <style:text-properties style:text-position="0% 100%" style:font-name="Times New Roman" fo:font-size="12pt" fo:letter-spacing="normal" fo:font-style="normal" officeooo:rsid="003482b3" style:font-name-asian="Times New Roman" style:font-size-asian="12pt" style:font-style-asian="normal" style:font-name-complex="Times New Roman" style:font-size-complex="12pt" style:font-style-complex="normal"/>
    </style:style>
    <style:style style:name="T47" style:family="text">
      <style:text-properties style:text-position="0% 100%" style:font-name="Times New Roman" fo:font-size="12pt" fo:letter-spacing="normal" fo:font-style="normal" officeooo:rsid="002b871e" style:font-size-asian="12pt" style:font-style-asian="normal" style:font-name-complex="Times New Roman" style:font-size-complex="12pt" style:font-style-complex="normal"/>
    </style:style>
    <style:style style:name="T48" style:family="text">
      <style:text-properties style:text-position="0% 100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49" style:family="text">
      <style:text-properties style:text-position="0% 100%" style:font-name="Times New Roman" fo:font-size="12pt" fo:letter-spacing="normal" fo:font-style="italic" officeooo:rsid="001823a6" style:font-name-asian="Symbol" style:font-size-asian="12pt" style:font-style-asian="italic" style:font-name-complex="Times New Roman" style:font-size-complex="12pt" style:font-style-complex="italic"/>
    </style:style>
    <style:style style:name="T50" style:family="text">
      <style:text-properties style:text-position="0% 100%" style:font-name="Times New Roman" fo:font-size="12pt" fo:letter-spacing="normal" fo:font-style="italic" officeooo:rsid="000c3894" style:font-name-asian="Symbol" style:font-size-asian="12pt" style:font-style-asian="italic" style:font-name-complex="Times New Roman" style:font-size-complex="12pt" style:font-style-complex="italic"/>
    </style:style>
    <style:style style:name="T51" style:family="text">
      <style:text-properties style:text-position="0% 100%" style:font-name="Times New Roman" fo:font-size="12pt" fo:letter-spacing="normal" fo:font-style="italic" officeooo:rsid="003482b3" style:font-name-asian="Times New Roman" style:font-size-asian="12pt" style:font-style-asian="italic" style:font-name-complex="Times New Roman" style:font-size-complex="12pt" style:font-style-complex="italic"/>
    </style:style>
    <style:style style:name="T52" style:family="text">
      <style:text-properties style:text-position="0% 100%" style:font-name="Times New Roman" fo:font-size="12pt" fo:letter-spacing="normal" fo:font-style="italic" officeooo:rsid="001823a6" style:font-name-asian="Times New Roman" style:font-size-asian="12pt" style:font-style-asian="italic" style:font-name-complex="Times New Roman" style:font-size-complex="12pt" style:font-style-complex="italic"/>
    </style:style>
    <style:style style:name="T53" style:family="text">
      <style:text-properties style:text-position="0% 100%" style:font-name="Times New Roman" fo:font-size="12pt" fo:letter-spacing="normal" fo:font-style="italic" officeooo:rsid="001823a6" style:font-size-asian="12pt" style:font-style-asian="italic" style:font-name-complex="Times New Roman" style:font-size-complex="12pt" style:font-style-complex="italic"/>
    </style:style>
    <style:style style:name="T54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55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56" style:family="text">
      <style:text-properties style:text-position="0% 100%" style:font-name="Times New Roman" fo:font-size="12pt" fo:letter-spacing="normal" fo:language="uk" fo:country="UA" fo:font-style="normal" officeooo:rsid="0017c029" style:font-name-asian="Symbol" style:font-size-asian="12pt" style:font-style-asian="normal" style:font-name-complex="Times New Roman" style:font-size-complex="12pt"/>
    </style:style>
    <style:style style:name="T57" style:family="text">
      <style:text-properties style:text-position="0% 100%" style:font-name="Times New Roman" fo:font-size="12pt" fo:letter-spacing="normal" fo:language="uk" fo:country="UA" fo:font-style="normal" officeooo:rsid="0024fc00" style:font-name-asian="Symbol" style:font-size-asian="12pt" style:font-style-asian="normal" style:font-name-complex="Times New Roman" style:font-size-complex="12pt"/>
    </style:style>
    <style:style style:name="T58" style:family="text">
      <style:text-properties style:text-position="0% 100%" style:font-name="Times New Roman" fo:font-size="12pt" fo:letter-spacing="normal" fo:language="uk" fo:country="UA" fo:font-style="normal" officeooo:rsid="001823a6" style:font-name-asian="Symbol" style:font-size-asian="12pt" style:font-style-asian="normal" style:font-name-complex="Times New Roman" style:font-size-complex="12pt"/>
    </style:style>
    <style:style style:name="T59" style:family="text">
      <style:text-properties style:text-position="0% 100%" style:font-name="Times New Roman" fo:font-size="12pt" fo:letter-spacing="normal" fo:language="uk" fo:country="UA" fo:font-style="normal" officeooo:rsid="0014f71f" style:font-name-asian="Symbol" style:font-size-asian="12pt" style:font-style-asian="normal" style:font-name-complex="Times New Roman" style:font-size-complex="12pt"/>
    </style:style>
    <style:style style:name="T60" style:family="text">
      <style:text-properties style:text-position="0% 100%" style:font-name="Times New Roman" fo:font-size="12pt" fo:letter-spacing="normal" fo:language="uk" fo:country="UA" fo:font-style="normal" officeooo:rsid="002ebd3d" style:font-name-asian="Symbol" style:font-size-asian="12pt" style:font-style-asian="normal" style:font-name-complex="Times New Roman" style:font-size-complex="12pt"/>
    </style:style>
    <style:style style:name="T61" style:family="text">
      <style:text-properties style:text-position="0% 100%" style:font-name="Times New Roman" fo:font-size="12pt" fo:letter-spacing="normal" fo:language="uk" fo:country="UA" fo:font-style="normal" officeooo:rsid="002290c8" style:font-name-asian="Symbol" style:font-size-asian="12pt" style:font-style-asian="normal" style:font-name-complex="Times New Roman" style:font-size-complex="12pt"/>
    </style:style>
    <style:style style:name="T62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language-asian="ja" style:country-asian="JP" style:font-style-asian="normal" style:font-name-complex="Times New Roman" style:font-size-complex="12pt"/>
    </style:style>
    <style:style style:name="T63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64" style:family="text">
      <style:text-properties style:text-position="0% 100%" style:font-name="Times New Roman" fo:font-size="12pt" fo:letter-spacing="normal" fo:language="uk" fo:country="UA" fo:font-style="italic" officeooo:rsid="001823a6" style:font-name-asian="Symbol" style:font-size-asian="12pt" style:font-style-asian="italic" style:font-name-complex="Times New Roman" style:font-size-complex="12pt" style:font-style-complex="italic"/>
    </style:style>
    <style:style style:name="T65" style:family="text">
      <style:text-properties style:text-position="0% 100%" style:font-name="Times New Roman" fo:font-size="12pt" fo:letter-spacing="normal" officeooo:rsid="002b871e" style:font-size-asian="12pt" style:font-name-complex="Times New Roman" style:font-size-complex="12pt"/>
    </style:style>
    <style:style style:name="T66" style:family="text">
      <style:text-properties style:text-position="0% 100%" style:font-name="Times New Roman" fo:font-size="12pt" fo:letter-spacing="normal" officeooo:rsid="000c3894" style:font-size-asian="12pt" style:font-name-complex="Times New Roman" style:font-size-complex="12pt"/>
    </style:style>
    <style:style style:name="T67" style:family="text">
      <style:text-properties style:text-position="0% 100%" style:font-name="Times New Roman" fo:font-size="12pt" fo:letter-spacing="normal" officeooo:rsid="001823a6" style:font-size-asian="12pt" style:font-name-complex="Times New Roman" style:font-size-complex="12pt"/>
    </style:style>
    <style:style style:name="T68" style:family="text">
      <style:text-properties style:text-position="0% 100%" fo:font-size="12pt" style:font-size-asian="12pt" style:font-name-complex="Times New Roman" style:font-size-complex="12pt"/>
    </style:style>
    <style:style style:name="T69" style:family="text">
      <style:text-properties style:text-position="0% 100%" fo:font-size="12pt" officeooo:rsid="0022faa1" style:font-size-asian="12pt" style:font-name-complex="Times New Roman" style:font-size-complex="12pt"/>
    </style:style>
    <style:style style:name="T70" style:family="text">
      <style:text-properties style:text-position="0% 100%" style:font-name="Times New Roman1" fo:font-size="12pt" fo:letter-spacing="normal" fo:font-style="normal" officeooo:rsid="0043a078" style:font-name-asian="Times New Roman1" style:font-size-asian="12pt" style:font-style-asian="normal" style:font-name-complex="Times New Roman1" style:font-size-complex="12pt"/>
    </style:style>
    <style:style style:name="T71" style:family="text">
      <style:text-properties style:text-position="0% 100%" style:font-name="Times New Roman1" fo:font-size="12pt" fo:letter-spacing="normal" fo:font-style="normal" officeooo:rsid="000c3894" style:font-name-asian="Times New Roman1" style:font-size-asian="12pt" style:font-style-asian="normal" style:font-name-complex="Times New Roman1" style:font-size-complex="12pt"/>
    </style:style>
    <style:style style:name="T72" style:family="text">
      <style:text-properties style:text-position="0% 100%" style:font-name="Times New Roman1" fo:font-size="12pt" fo:letter-spacing="normal" fo:language="uk" fo:country="UA" fo:font-style="normal" officeooo:rsid="0021afde" style:font-name-asian="Symbol" style:font-size-asian="12pt" style:font-style-asian="normal" style:font-name-complex="Times New Roman" style:font-size-complex="12pt"/>
    </style:style>
    <style:style style:name="T73" style:family="text">
      <style:text-properties style:font-name="Times New Roman"/>
    </style:style>
    <style:style style:name="T74" style:family="text">
      <style:text-properties style:font-name="Times New Roman" fo:font-size="12pt" style:font-size-asian="12pt" style:font-name-complex="Times New Roman" style:font-size-complex="12pt"/>
    </style:style>
    <style:style style:name="T75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76" style:family="text">
      <style:text-properties style:text-position="sub 58%"/>
    </style:style>
    <style:style style:name="T77" style:family="text">
      <style:text-properties style:text-position="sub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78" style:family="text">
      <style:text-properties style:text-position="sub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79" style:family="text">
      <style:text-properties style:text-position="sub 58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80" style:family="text">
      <style:text-properties style:text-position="sub 58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81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82" style:family="text">
      <style:text-properties style:text-position="sub 58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83" style:family="text">
      <style:text-properties style:text-position="sub 58%" style:font-name="Times New Roman" fo:font-size="12pt" fo:letter-spacing="normal" fo:language="uk" fo:country="UA" fo:font-style="normal" officeooo:rsid="001ace56" style:font-name-asian="Symbol" style:font-size-asian="12pt" style:font-style-asian="normal" style:font-name-complex="Times New Roman" style:font-size-complex="12pt"/>
    </style:style>
    <style:style style:name="T84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85" style:family="text">
      <style:text-properties style:text-position="sub 58%" fo:font-size="12pt" style:font-size-asian="12pt" style:font-name-complex="Times New Roman" style:font-size-complex="12pt"/>
    </style:style>
    <style:style style:name="T86" style:family="text">
      <style:text-properties style:text-position="sub 58%" fo:font-size="12pt" officeooo:rsid="0020765d" style:font-size-asian="12pt" style:font-name-complex="Times New Roman" style:font-size-complex="12pt"/>
    </style:style>
    <style:style style:name="T87" style:family="text">
      <style:text-properties style:text-position="sub 58%" fo:font-size="12pt" officeooo:rsid="0019391b" style:font-size-asian="12pt" style:font-name-complex="Times New Roman" style:font-size-complex="12pt"/>
    </style:style>
    <style:style style:name="T88" style:family="text">
      <style:text-properties style:text-position="super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89" style:family="text">
      <style:text-properties style:text-position="super 58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90" style:family="text">
      <style:text-properties style:text-position="super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91" style:family="text">
      <style:text-properties style:text-position="super 58%" style:font-name="Times New Roman" fo:font-size="12pt" fo:letter-spacing="normal" fo:font-style="normal" officeooo:rsid="000c3894" style:font-name-asian="Symbol" style:font-size-asian="12pt" style:font-style-asian="normal" style:font-name-complex="Times New Roman" style:font-size-complex="12pt"/>
    </style:style>
    <style:style style:name="T92" style:family="text">
      <style:text-properties style:text-position="super 58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93" style:family="text">
      <style:text-properties style:text-position="super 58%" style:font-name="Times New Roman" fo:font-size="12pt" style:font-size-asian="12pt" style:font-name-complex="Times New Roman" style:font-size-complex="12pt"/>
    </style:style>
    <style:style style:name="T94" style:family="text">
      <style:text-properties style:text-position="super 58%" fo:font-size="12pt" style:font-size-asian="12pt" style:font-name-complex="Times New Roman" style:font-size-complex="12pt"/>
    </style:style>
    <style:style style:name="T95" style:family="text">
      <style:text-properties officeooo:rsid="000c911a"/>
    </style:style>
    <style:style style:name="T96" style:family="text">
      <style:text-properties officeooo:rsid="000f3f0e"/>
    </style:style>
    <style:style style:name="T97" style:family="text">
      <style:text-properties fo:font-size="12pt" style:font-size-asian="12pt" style:font-name-complex="Times New Roman" style:font-size-complex="12pt"/>
    </style:style>
    <style:style style:name="T98" style:family="text">
      <style:text-properties fo:font-size="12pt" officeooo:rsid="0028aedd" style:font-size-asian="12pt" style:font-name-complex="Times New Roman" style:font-size-complex="12pt"/>
    </style:style>
    <style:style style:name="T99" style:family="text">
      <style:text-properties fo:font-size="12pt" officeooo:rsid="002ebd3d" style:font-size-asian="12pt" style:font-name-complex="Times New Roman" style:font-size-complex="12pt"/>
    </style:style>
    <style:style style:name="T100" style:family="text">
      <style:text-properties fo:language="uk" fo:country="UA" officeooo:rsid="001823a6"/>
    </style:style>
    <style:style style:name="T101" style:family="text">
      <style:text-properties fo:language="uk" fo:country="UA" officeooo:rsid="002ebd3d"/>
    </style:style>
    <style:style style:name="T102" style:family="text">
      <style:text-properties officeooo:rsid="002a4a4b"/>
    </style:style>
    <style:style style:name="T103" style:family="text">
      <style:text-properties fo:font-variant="normal" fo:text-transform="none" fo:color="#000000" style:text-position="0% 100%" style:font-name="Times New Roman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" style:font-size-complex="12pt" style:font-style-complex="normal" style:text-scale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аріант №<text:span text:style-name="T102">312</text:span></text:p>
      <text:p text:style-name="P13"><text:span text:style-name="Основной_20_текст4"><text:span text:style-name="T13">Застереження. </text:span></text:span></text:p>
      <text:p text:style-name="P13"><text:span text:style-name="Основной_20_текст4"><text:span text:style-name="T14">І. </text:span></text:span><text:span text:style-name="Основной_20_текст4"><text:span text:style-name="T13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15">(кожен крок рішення у нетривіальних випадках повинен бути пояснений, </text:span></text:span><text:span text:style-name="Основной_20_текст4"><text:span text:style-name="T16">насамперед – у задачах №6-№</text:span></text:span><text:span text:style-name="Основной_20_текст4"><text:span text:style-name="T42">24</text:span></text:span><text:span text:style-name="Основной_20_текст4"><text:span text:style-name="T15">)</text:span></text:span><text:span text:style-name="Основной_20_текст4"><text:span text:style-name="T13"> і чіткість </text:span></text:span><text:span text:style-name="Основной_20_текст4"><text:span text:style-name="T17">міркувань; 3) оригінальність рішення (</text:span></text:span><text:span text:style-name="Основной_20_текст4"><text:span text:style-name="T18">зокрема,</text:span></text:span><text:span text:style-name="Основной_20_текст4"><text:span text:style-name="T17"> по відношенню до робіт </text:span></text:span><text:span text:style-name="Основной_20_текст4"><text:span text:style-name="T19">своїх колег</text:span></text:span><text:span text:style-name="Основной_20_текст4"><text:span text:style-name="T17">); 4) акуратність роботи </text:span></text:span><text:span text:style-name="Основной_20_текст4"><text:span text:style-name="T15">(</text:span></text:span><text:span text:style-name="Основной_20_текст4"><text:span text:style-name="T17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15">(якщо писати каліграфічно не можете – пишіть друкованими символами</text:span></text:span><text:span text:style-name="Основной_20_текст4"><text:span text:style-name="T17">), </text:span></text:span><text:span text:style-name="Основной_20_текст4"><text:span text:style-name="T15">без незрозумілих скорочень).</text:span></text:span></text:p>
      <text:p text:style-name="P31"><text:span text:style-name="Основной_20_текст4"><text:span text:style-name="T14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20">(за запізнення оцінка зменшується у залежності від </text:span></text:span><text:span text:style-name="Основной_20_текст4"><text:span text:style-name="T25">величини </text:span></text:span><text:span text:style-name="Основной_20_текст4"><text:span text:style-name="T20">часу запізнення)</text:span></text:span><text:span text:style-name="Основной_20_текст4"><text:span text:style-name="T14">. </text:span></text:span><text:span text:style-name="Основной_20_текст4"><text:span text:style-name="T20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25">і номер варіанту</text:span></text:span><text:span text:style-name="Основной_20_текст4"><text:span text:style-name="T20">.</text:span></text:span></text:p>
      <text:p text:style-name="P31"><text:span text:style-name="Основной_20_текст4"><text:span text:style-name="T3"/></text:span></text:p>
      <text:p text:style-name="P1"><text:span text:style-name="T73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1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35"/>
          </table:table-cell>
          <table:table-cell table:style-name="Таблиця3.A1" office:value-type="string">
            <text:p text:style-name="P36">2</text:p>
          </table:table-cell>
          <table:table-cell table:style-name="Таблиця3.A1" office:value-type="string">
            <text:p text:style-name="P37">1</text:p>
          </table:table-cell>
          <table:table-cell table:style-name="Таблиця3.A1" office:value-type="string">
            <text:p text:style-name="P37">2</text:p>
          </table:table-cell>
          <table:table-cell table:style-name="Таблиця3.E1" office:value-type="string">
            <text:p text:style-name="P36">1</text:p>
          </table:table-cell>
        </table:table-row>
        <table:table-row table:style-name="Таблиця3.1">
          <table:table-cell table:style-name="Таблиця3.A2" office:value-type="string">
            <text:p text:style-name="P38"><text:span text:style-name="T95">δ</text:span>/<text:span text:style-name="T96">μ</text:span></text:p>
          </table:table-cell>
          <table:table-cell table:style-name="Таблиця3.A2" office:value-type="string">
            <text:p text:style-name="P43"><text:span text:style-name="T97">a</text:span><text:span text:style-name="T85">1</text:span></text:p>
          </table:table-cell>
          <table:table-cell table:style-name="Таблиця3.A2" office:value-type="string">
            <text:p text:style-name="P43"><text:span text:style-name="T97">a</text:span><text:span text:style-name="T85">2</text:span></text:p>
          </table:table-cell>
          <table:table-cell table:style-name="Таблиця3.A2" office:value-type="string">
            <text:p text:style-name="P43"><text:span text:style-name="T97">a</text:span><text:span text:style-name="T85">3</text:span></text:p>
          </table:table-cell>
          <table:table-cell table:style-name="Таблиця3.E2" office:value-type="string">
            <text:p text:style-name="P43"><text:span text:style-name="T97">a</text:span><text:span text:style-name="T85">4</text:span></text:p>
          </table:table-cell>
        </table:table-row>
        <table:table-row table:style-name="Таблиця3.1">
          <table:table-cell table:style-name="Таблиця3.A2" office:value-type="string">
            <text:p text:style-name="P43"><text:span text:style-name="T68">x</text:span><text:span text:style-name="T85">1</text:span></text:p>
          </table:table-cell>
          <table:table-cell table:style-name="Таблиця3.A2" office:value-type="string">
            <text:p text:style-name="P43"><text:span text:style-name="T68">a</text:span><text:span text:style-name="T86">3</text:span></text:p>
          </table:table-cell>
          <table:table-cell table:style-name="Таблиця3.A2" office:value-type="string">
            <text:p text:style-name="P43"><text:span text:style-name="T68">a</text:span><text:span text:style-name="T87">4</text:span></text:p>
          </table:table-cell>
          <table:table-cell table:style-name="Таблиця3.A2" office:value-type="string">
            <text:p text:style-name="P43"><text:span text:style-name="T68">a</text:span><text:span text:style-name="T85">4</text:span></text:p>
          </table:table-cell>
          <table:table-cell table:style-name="Таблиця3.E2" office:value-type="string">
            <text:p text:style-name="P43"><text:span text:style-name="T68">a</text:span><text:span text:style-name="T85">3</text:span></text:p>
          </table:table-cell>
        </table:table-row>
        <table:table-row table:style-name="Таблиця3.1">
          <table:table-cell table:style-name="Таблиця3.A2" office:value-type="string">
            <text:p text:style-name="P43"><text:span text:style-name="T68">x</text:span><text:span text:style-name="T85">2</text:span></text:p>
          </table:table-cell>
          <table:table-cell table:style-name="Таблиця3.A2" office:value-type="string">
            <text:p text:style-name="P43"><text:span text:style-name="T68">a</text:span><text:span text:style-name="T86">2</text:span></text:p>
          </table:table-cell>
          <table:table-cell table:style-name="Таблиця3.A2" office:value-type="string">
            <text:p text:style-name="P43"><text:span text:style-name="T68">a</text:span><text:span text:style-name="T86">1</text:span></text:p>
          </table:table-cell>
          <table:table-cell table:style-name="Таблиця3.A2" office:value-type="string">
            <text:p text:style-name="P43"><text:span text:style-name="T68">a</text:span><text:span text:style-name="T85">2</text:span></text:p>
          </table:table-cell>
          <table:table-cell table:style-name="Таблиця3.E2" office:value-type="string">
            <text:p text:style-name="P43"><text:span text:style-name="T68">a</text:span><text:span text:style-name="T85">1</text:span></text:p>
          </table:table-cell>
        </table:table-row>
      </table:table>
      <text:p text:style-name="P6"/>
      <text:p text:style-name="P4"><text:span text:style-name="Основной_20_текст4"><text:span text:style-name="T2">2. </text:span></text:span><text:span text:style-name="Основной_20_текст4"><text:span text:style-name="T54">Побудувати автомат Мура, еквiвалентний заданому автомату Мiлi:</text:span></text:span></text:p>
      <text:p text:style-name="P34"/>
      <table:table table:name="Таблиця31" table:style-name="Таблиця31">
        <table:table-column table:style-name="Таблиця31.A" table:number-columns-repeated="4"/>
        <table:table-row table:style-name="TableLine94281351877376">
          <table:table-cell table:style-name="Таблиця31.A1" office:value-type="string">
            <text:p text:style-name="P29"><text:span text:style-name="Основной_20_текст4"><text:span text:style-name="T54">δ</text:span></text:span></text:p>
          </table:table-cell>
          <table:table-cell table:style-name="Таблиця31.A1" office:value-type="string">
            <text:p text:style-name="P41">1</text:p>
          </table:table-cell>
          <table:table-cell table:style-name="Таблиця31.A1" office:value-type="string">
            <text:p text:style-name="P41">2</text:p>
          </table:table-cell>
          <table:table-cell table:style-name="Таблиця31.D1" office:value-type="string">
            <text:p text:style-name="P41">3</text:p>
          </table:table-cell>
        </table:table-row>
        <table:table-row table:style-name="TableLine94281331045376">
          <table:table-cell table:style-name="Таблиця31.A2" office:value-type="string">
            <text:p text:style-name="P41">х<text:span text:style-name="T76">1</text:span></text:p>
          </table:table-cell>
          <table:table-cell table:style-name="Таблиця31.A2" office:value-type="string">
            <text:p text:style-name="P42">3</text:p>
          </table:table-cell>
          <table:table-cell table:style-name="Таблиця31.A2" office:value-type="string">
            <text:p text:style-name="P42">2</text:p>
          </table:table-cell>
          <table:table-cell table:style-name="Таблиця31.D2" office:value-type="string">
            <text:p text:style-name="P42">1</text:p>
          </table:table-cell>
        </table:table-row>
        <table:table-row table:style-name="TableLine94281331147008">
          <table:table-cell table:style-name="Таблиця31.A2" office:value-type="string">
            <text:p text:style-name="P41">х<text:span text:style-name="T76">2</text:span></text:p>
          </table:table-cell>
          <table:table-cell table:style-name="Таблиця31.A2" office:value-type="string">
            <text:p text:style-name="P42">1</text:p>
          </table:table-cell>
          <table:table-cell table:style-name="Таблиця31.A2" office:value-type="string">
            <text:p text:style-name="P42">3</text:p>
          </table:table-cell>
          <table:table-cell table:style-name="Таблиця31.D2" office:value-type="string">
            <text:p text:style-name="P42">3</text:p>
          </table:table-cell>
        </table:table-row>
      </table:table>
      <text:p text:style-name="P10"/>
      <table:table table:name="Таблиця32" table:style-name="Таблиця32">
        <table:table-column table:style-name="Таблиця32.A" table:number-columns-repeated="4"/>
        <table:table-row table:style-name="TableLine94281285775872">
          <table:table-cell table:style-name="Таблиця32.A1" office:value-type="string">
            <text:p text:style-name="P29"><text:span text:style-name="Основной_20_текст4"><text:span text:style-name="T54">λ</text:span></text:span></text:p>
          </table:table-cell>
          <table:table-cell table:style-name="Таблиця32.A1" office:value-type="string">
            <text:p text:style-name="P41">1</text:p>
          </table:table-cell>
          <table:table-cell table:style-name="Таблиця32.A1" office:value-type="string">
            <text:p text:style-name="P41">2</text:p>
          </table:table-cell>
          <table:table-cell table:style-name="Таблиця32.D1" office:value-type="string">
            <text:p text:style-name="P41">3</text:p>
          </table:table-cell>
        </table:table-row>
        <table:table-row table:style-name="TableLine94281286205280">
          <table:table-cell table:style-name="Таблиця32.A2" office:value-type="string">
            <text:p text:style-name="P41">х<text:span text:style-name="T76">1</text:span></text:p>
          </table:table-cell>
          <table:table-cell table:style-name="Таблиця32.A2" office:value-type="string">
            <text:p text:style-name="P42">1</text:p>
          </table:table-cell>
          <table:table-cell table:style-name="Таблиця32.A2" office:value-type="string">
            <text:p text:style-name="P42">2</text:p>
          </table:table-cell>
          <table:table-cell table:style-name="Таблиця32.D2" office:value-type="string">
            <text:p text:style-name="P42">2</text:p>
          </table:table-cell>
        </table:table-row>
        <table:table-row table:style-name="TableLine94281328167440">
          <table:table-cell table:style-name="Таблиця32.A2" office:value-type="string">
            <text:p text:style-name="P41">х<text:span text:style-name="T76">2</text:span></text:p>
          </table:table-cell>
          <table:table-cell table:style-name="Таблиця32.A2" office:value-type="string">
            <text:p text:style-name="P42">1</text:p>
          </table:table-cell>
          <table:table-cell table:style-name="Таблиця32.A2" office:value-type="string">
            <text:p text:style-name="P42">1</text:p>
          </table:table-cell>
          <table:table-cell table:style-name="Таблиця32.D2" office:value-type="string">
            <text:p text:style-name="P42">2</text:p>
          </table:table-cell>
        </table:table-row>
      </table:table>
      <text:p text:style-name="P4"><text:span text:style-name="Основной_20_текст4"><text:span text:style-name="T55"/></text:span></text:p>
      <text:p text:style-name="P3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39"><text:span text:style-name="T95">δ</text:span>/<text:span text:style-name="T95">λ</text:span></text:p>
          </table:table-cell>
          <table:table-cell table:style-name="Таблиця1.A1" office:value-type="string">
            <text:p text:style-name="P43"><text:span text:style-name="T97">a</text:span><text:span text:style-name="T85">1</text:span></text:p>
          </table:table-cell>
          <table:table-cell table:style-name="Таблиця1.A1" office:value-type="string">
            <text:p text:style-name="P43"><text:span text:style-name="T97">a</text:span><text:span text:style-name="T85">2</text:span></text:p>
          </table:table-cell>
          <table:table-cell table:style-name="Таблиця1.A1" office:value-type="string">
            <text:p text:style-name="P43"><text:span text:style-name="T97">a</text:span><text:span text:style-name="T85">3</text:span></text:p>
          </table:table-cell>
          <table:table-cell table:style-name="Таблиця1.A1" office:value-type="string">
            <text:p text:style-name="P43"><text:span text:style-name="T97">a</text:span><text:span text:style-name="T85">4</text:span></text:p>
          </table:table-cell>
          <table:table-cell table:style-name="Таблиця1.A1" office:value-type="string">
            <text:p text:style-name="P43"><text:span text:style-name="T97">a</text:span><text:span text:style-name="T85">5</text:span></text:p>
          </table:table-cell>
          <table:table-cell table:style-name="Таблиця1.A1" office:value-type="string">
            <text:p text:style-name="P43"><text:span text:style-name="T97">a</text:span><text:span text:style-name="T85">6</text:span></text:p>
          </table:table-cell>
          <table:table-cell table:style-name="Таблиця1.H1" office:value-type="string">
            <text:p text:style-name="P43"><text:span text:style-name="T97">a</text:span><text:span text:style-name="T85">7</text:span></text:p>
          </table:table-cell>
        </table:table-row>
        <table:table-row table:style-name="Таблиця1.1">
          <table:table-cell table:style-name="Таблиця1.A2" office:value-type="string">
            <text:p text:style-name="P43"><text:span text:style-name="T68">x</text:span><text:span text:style-name="T85">1</text:span></text:p>
          </table:table-cell>
          <table:table-cell table:style-name="Таблиця1.A2" office:value-type="string">
            <text:p text:style-name="P43"><text:span text:style-name="T68">a</text:span><text:span text:style-name="T85">2</text:span><text:span text:style-name="T68">/1</text:span></text:p>
          </table:table-cell>
          <table:table-cell table:style-name="Таблиця1.A2" office:value-type="string">
            <text:p text:style-name="P43"><text:span text:style-name="T68">a</text:span><text:span text:style-name="T85">3</text:span><text:span text:style-name="T68">/1</text:span></text:p>
          </table:table-cell>
          <table:table-cell table:style-name="Таблиця1.A2" office:value-type="string">
            <text:p text:style-name="P43"><text:span text:style-name="T68">a</text:span><text:span text:style-name="T85">6</text:span><text:span text:style-name="T68">/1</text:span></text:p>
          </table:table-cell>
          <table:table-cell table:style-name="Таблиця1.A2" office:value-type="string">
            <text:p text:style-name="P43"><text:span text:style-name="T68">a</text:span><text:span text:style-name="T86">4</text:span><text:span text:style-name="T68">/1</text:span></text:p>
          </table:table-cell>
          <table:table-cell table:style-name="Таблиця1.A2" office:value-type="string">
            <text:p text:style-name="P43"><text:span text:style-name="T68">a</text:span><text:span text:style-name="T85">3</text:span><text:span text:style-name="T68">/1</text:span></text:p>
          </table:table-cell>
          <table:table-cell table:style-name="Таблиця1.A2" office:value-type="string">
            <text:p text:style-name="P43"><text:span text:style-name="T68">a</text:span><text:span text:style-name="T85">3</text:span><text:span text:style-name="T68">/1</text:span></text:p>
          </table:table-cell>
          <table:table-cell table:style-name="Таблиця1.H2" office:value-type="string">
            <text:p text:style-name="P43"><text:span text:style-name="T68">a</text:span><text:span text:style-name="T85">3</text:span><text:span text:style-name="T68">/1</text:span></text:p>
          </table:table-cell>
        </table:table-row>
        <table:table-row table:style-name="Таблиця1.1">
          <table:table-cell table:style-name="Таблиця1.A2" office:value-type="string">
            <text:p text:style-name="P43"><text:span text:style-name="T68">x</text:span><text:span text:style-name="T85">2</text:span></text:p>
          </table:table-cell>
          <table:table-cell table:style-name="Таблиця1.A2" office:value-type="string">
            <text:p text:style-name="P43"><text:span text:style-name="T68">a</text:span><text:span text:style-name="T85">1</text:span><text:span text:style-name="T68">/2</text:span></text:p>
          </table:table-cell>
          <table:table-cell table:style-name="Таблиця1.A2" office:value-type="string">
            <text:p text:style-name="P43"><text:span text:style-name="T68">a</text:span><text:span text:style-name="T85">5</text:span><text:span text:style-name="T68">/2</text:span></text:p>
          </table:table-cell>
          <table:table-cell table:style-name="Таблиця1.A2" office:value-type="string">
            <text:p text:style-name="P43"><text:span text:style-name="T68">a</text:span><text:span text:style-name="T85">3</text:span><text:span text:style-name="T68">/2</text:span></text:p>
          </table:table-cell>
          <table:table-cell table:style-name="Таблиця1.A2" office:value-type="string">
            <text:p text:style-name="P43"><text:span text:style-name="T68">a</text:span><text:span text:style-name="T86">6</text:span><text:span text:style-name="T68">/2</text:span></text:p>
          </table:table-cell>
          <table:table-cell table:style-name="Таблиця1.A2" office:value-type="string">
            <text:p text:style-name="P43"><text:span text:style-name="T68">a</text:span><text:span text:style-name="T85">4</text:span><text:span text:style-name="T68">/2</text:span></text:p>
          </table:table-cell>
          <table:table-cell table:style-name="Таблиця1.A2" office:value-type="string">
            <text:p text:style-name="P43"><text:span text:style-name="T68">a</text:span><text:span text:style-name="T85">7</text:span><text:span text:style-name="T68">/2</text:span></text:p>
          </table:table-cell>
          <table:table-cell table:style-name="Таблиця1.H2" office:value-type="string">
            <text:p text:style-name="P43"><text:span text:style-name="T68">a</text:span><text:span text:style-name="T85">2</text:span><text:span text:style-name="T68">/2</text:span></text:p>
          </table:table-cell>
        </table:table-row>
        <table:table-row table:style-name="Таблиця1.1">
          <table:table-cell table:style-name="Таблиця1.A2" office:value-type="string">
            <text:p text:style-name="P43"><text:span text:style-name="T68">x</text:span><text:span text:style-name="T85">3</text:span></text:p>
          </table:table-cell>
          <table:table-cell table:style-name="Таблиця1.A2" office:value-type="string">
            <text:p text:style-name="P43"><text:span text:style-name="T68">a</text:span><text:span text:style-name="T85">7</text:span><text:span text:style-name="T68">/2</text:span></text:p>
          </table:table-cell>
          <table:table-cell table:style-name="Таблиця1.A2" office:value-type="string">
            <text:p text:style-name="P43"><text:span text:style-name="T68">a</text:span><text:span text:style-name="T85">4</text:span><text:span text:style-name="T68">/</text:span><text:span text:style-name="T69">1</text:span></text:p>
          </table:table-cell>
          <table:table-cell table:style-name="Таблиця1.A2" office:value-type="string">
            <text:p text:style-name="P43"><text:span text:style-name="T68">a</text:span><text:span text:style-name="T85">3</text:span><text:span text:style-name="T68">/</text:span><text:span text:style-name="T69">1</text:span></text:p>
          </table:table-cell>
          <table:table-cell table:style-name="Таблиця1.A2" office:value-type="string">
            <text:p text:style-name="P43"><text:span text:style-name="T68">a</text:span><text:span text:style-name="T86">5</text:span><text:span text:style-name="T68">/1</text:span></text:p>
          </table:table-cell>
          <table:table-cell table:style-name="Таблиця1.A2" office:value-type="string">
            <text:p text:style-name="P43"><text:span text:style-name="T68">a</text:span><text:span text:style-name="T85">5</text:span><text:span text:style-name="T68">/1</text:span></text:p>
          </table:table-cell>
          <table:table-cell table:style-name="Таблиця1.A2" office:value-type="string">
            <text:p text:style-name="P43"><text:span text:style-name="T68">a</text:span><text:span text:style-name="T85">2</text:span><text:span text:style-name="T68">/1</text:span></text:p>
          </table:table-cell>
          <table:table-cell table:style-name="Таблиця1.H2" office:value-type="string">
            <text:p text:style-name="P43"><text:span text:style-name="T68">a</text:span><text:span text:style-name="T85">4</text:span><text:span text:style-name="T68">/</text:span><text:span text:style-name="T69">2</text:span></text:p>
          </table:table-cell>
        </table:table-row>
      </table:table>
      <text:p text:style-name="P30"/>
      <text:p text:style-name="P21"><text:span text:style-name="Основной_20_текст4"><text:span text:style-name="T4">4. </text:span></text:span><text:span text:style-name="Основной_20_текст4"><text:span text:style-name="T63">Перевiрити невiдрiзнюванiсть (еквiвалентнiсть) двох заданих сумiщеними таблицями переходiв/виходiв скiнченних автоматiв A</text:span></text:span><text:span text:style-name="Основной_20_текст4"><text:span text:style-name="T81">1</text:span></text:span><text:span text:style-name="Основной_20_текст4"><text:span text:style-name="T63"> i A</text:span></text:span><text:span text:style-name="Основной_20_текст4"><text:span text:style-name="T81">2</text:span></text:span><text:span text:style-name="Основной_20_текст4"><text:span text:style-name="T63">.</text:span></text:span></text:p>
      <text:p text:style-name="P27"><text:span text:style-name="Основной_20_текст4"><text:span text:style-name="T62"/></text:span></text:p>
      <text:p text:style-name="P27"><text:span text:style-name="Основной_20_текст4"><text:span text:style-name="T54"><text:s/>A</text:span></text:span><text:span text:style-name="Основной_20_текст4"><text:span text:style-name="T82">1</text:span></text:span><text:span text:style-name="Основной_20_текст4"><text:span text:style-name="T54">:</text:span></text:span></text:p>
      <text:p text:style-name="P27"><text:span text:style-name="Основной_20_текст4"><text:span text:style-name="T54"/></text:span></text:p>
      <table:table table:name="Таблиця9" table:style-name="Таблиця9">
        <table:table-column table:style-name="Таблиця9.A" table:number-columns-repeated="9"/>
        <table:table-column table:style-name="Таблиця9.J"/>
        <table:table-row table:style-name="TableLine94281296366176">
          <table:table-cell table:style-name="Таблиця9.A1" office:value-type="string">
            <text:p text:style-name="P28"><text:span text:style-name="Основной_20_текст4"><text:span text:style-name="T54">δ</text:span></text:span><text:span text:style-name="Основной_20_текст4"><text:span text:style-name="T82">1</text:span></text:span><text:span text:style-name="Основной_20_текст4"><text:span text:style-name="T54">/λ</text:span></text:span><text:span text:style-name="Основной_20_текст4"><text:span text:style-name="T82">1</text:span></text:span></text:p>
          </table:table-cell>
          <table:table-cell table:style-name="Таблиця9.A1" office:value-type="string">
            <text:p text:style-name="P40">1</text:p>
          </table:table-cell>
          <table:table-cell table:style-name="Таблиця9.A1" office:value-type="string">
            <text:p text:style-name="P40">2</text:p>
          </table:table-cell>
          <table:table-cell table:style-name="Таблиця9.A1" office:value-type="string">
            <text:p text:style-name="P40">3</text:p>
          </table:table-cell>
          <table:table-cell table:style-name="Таблиця9.A1" office:value-type="string">
            <text:p text:style-name="P40">4</text:p>
          </table:table-cell>
          <table:table-cell table:style-name="Таблиця9.A1" office:value-type="string">
            <text:p text:style-name="P40">5</text:p>
          </table:table-cell>
          <table:table-cell table:style-name="Таблиця9.A1" office:value-type="string">
            <text:p text:style-name="P40">6</text:p>
          </table:table-cell>
          <table:table-cell table:style-name="Таблиця9.A1" office:value-type="string">
            <text:p text:style-name="P40">7</text:p>
          </table:table-cell>
          <table:table-cell table:style-name="Таблиця9.A1" office:value-type="string">
            <text:p text:style-name="P40">8</text:p>
          </table:table-cell>
          <table:table-cell table:style-name="Таблиця9.J1" office:value-type="string">
            <text:p text:style-name="P40">9</text:p>
          </table:table-cell>
        </table:table-row>
        <text:soft-page-break/>
        <table:table-row table:style-name="TableLine94281346429152">
          <table:table-cell table:style-name="Таблиця9.A2" office:value-type="string">
            <text:p text:style-name="P40">х<text:span text:style-name="T76">1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3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7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8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2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9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3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2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3/2</text:span></text:span></text:p>
          </table:table-cell>
          <table:table-cell table:style-name="Таблиця9.J2" office:value-type="string">
            <text:p text:style-name="P28"><text:span text:style-name="Основной_20_текст4"><text:span text:style-name="T54">7/1</text:span></text:span></text:p>
          </table:table-cell>
        </table:table-row>
        <table:table-row table:style-name="TableLine94281301969552">
          <table:table-cell table:style-name="Таблиця9.A2" office:value-type="string">
            <text:p text:style-name="P40">х<text:span text:style-name="T76">2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4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8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8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1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5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1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7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8/1</text:span></text:span></text:p>
          </table:table-cell>
          <table:table-cell table:style-name="Таблиця9.J2" office:value-type="string">
            <text:p text:style-name="P28"><text:span text:style-name="Основной_20_текст4"><text:span text:style-name="T54">7/2</text:span></text:span></text:p>
          </table:table-cell>
        </table:table-row>
        <table:table-row table:style-name="TableLine94281335897344">
          <table:table-cell table:style-name="Таблиця9.A2" office:value-type="string">
            <text:p text:style-name="P40">х<text:span text:style-name="T76">3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9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1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6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3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9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2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4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4">1/1</text:span></text:span></text:p>
          </table:table-cell>
          <table:table-cell table:style-name="Таблиця9.J2" office:value-type="string">
            <text:p text:style-name="P28"><text:span text:style-name="Основной_20_текст4"><text:span text:style-name="T54">6/2</text:span></text:span></text:p>
          </table:table-cell>
        </table:table-row>
      </table:table>
      <text:p text:style-name="P27"><text:span text:style-name="Основной_20_текст4"><text:span text:style-name="T54"/></text:span></text:p>
      <text:p text:style-name="P27"><text:span text:style-name="Основной_20_текст4"><text:span text:style-name="T54">A</text:span></text:span><text:span text:style-name="Основной_20_текст4"><text:span text:style-name="T82">2</text:span></text:span><text:span text:style-name="Основной_20_текст4"><text:span text:style-name="T54">:</text:span></text:span></text:p>
      <text:p text:style-name="P27"><text:span text:style-name="Основной_20_текст4"><text:span text:style-name="T54"/></text:span></text:p>
      <table:table table:name="Таблиця12" table:style-name="Таблиця12">
        <table:table-column table:style-name="Таблиця12.A"/>
        <table:table-column table:style-name="Таблиця12.B" table:number-columns-repeated="4"/>
        <table:table-column table:style-name="Таблиця12.A"/>
        <table:table-column table:style-name="Таблиця12.B"/>
        <table:table-column table:style-name="Таблиця12.H"/>
        <table:table-row table:style-name="TableLine94281330266752">
          <table:table-cell table:style-name="Таблиця12.A1" office:value-type="string">
            <text:p text:style-name="P28"><text:span text:style-name="Основной_20_текст4"><text:span text:style-name="T54">δ</text:span></text:span><text:span text:style-name="Основной_20_текст4"><text:span text:style-name="T83">2</text:span></text:span><text:span text:style-name="Основной_20_текст4"><text:span text:style-name="T54">/λ</text:span></text:span><text:span text:style-name="Основной_20_текст4"><text:span text:style-name="T83">2</text:span></text:span></text:p>
          </table:table-cell>
          <table:table-cell table:style-name="Таблиця12.A1" office:value-type="string">
            <text:p text:style-name="P40">1</text:p>
          </table:table-cell>
          <table:table-cell table:style-name="Таблиця12.A1" office:value-type="string">
            <text:p text:style-name="P40">2</text:p>
          </table:table-cell>
          <table:table-cell table:style-name="Таблиця12.A1" office:value-type="string">
            <text:p text:style-name="P40">3</text:p>
          </table:table-cell>
          <table:table-cell table:style-name="Таблиця12.A1" office:value-type="string">
            <text:p text:style-name="P40">4</text:p>
          </table:table-cell>
          <table:table-cell table:style-name="Таблиця12.A1" office:value-type="string">
            <text:p text:style-name="P40">5</text:p>
          </table:table-cell>
          <table:table-cell table:style-name="Таблиця12.A1" office:value-type="string">
            <text:p text:style-name="P40">6</text:p>
          </table:table-cell>
          <table:table-cell table:style-name="Таблиця12.H1" office:value-type="string">
            <text:p text:style-name="P40">7</text:p>
          </table:table-cell>
        </table:table-row>
        <table:table-row table:style-name="TableLine94281224026624">
          <table:table-cell table:style-name="Таблиця12.A2" office:value-type="string">
            <text:p text:style-name="P40">х<text:span text:style-name="T76">1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7/2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4/2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4/2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1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4/2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4/2</text:span></text:span></text:p>
          </table:table-cell>
          <table:table-cell table:style-name="Таблиця12.H2" office:value-type="string">
            <text:p text:style-name="P28"><text:span text:style-name="Основной_20_текст4"><text:span text:style-name="T54">3/1</text:span></text:span></text:p>
          </table:table-cell>
        </table:table-row>
        <table:table-row table:style-name="TableLine94281335881536">
          <table:table-cell table:style-name="Таблиця12.A2" office:value-type="string">
            <text:p text:style-name="P40">х<text:span text:style-name="T76">2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1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2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6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5/2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<text:s/>6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3/1</text:span></text:span></text:p>
          </table:table-cell>
          <table:table-cell table:style-name="Таблиця12.H2" office:value-type="string">
            <text:p text:style-name="P28"><text:span text:style-name="Основной_20_текст4"><text:span text:style-name="T54">1/2</text:span></text:span></text:p>
          </table:table-cell>
        </table:table-row>
        <table:table-row table:style-name="TableLine94281335864288">
          <table:table-cell table:style-name="Таблиця12.A2" office:value-type="string">
            <text:p text:style-name="P40">х<text:span text:style-name="T76">3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2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7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2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2/2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2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4">2/1</text:span></text:span></text:p>
          </table:table-cell>
          <table:table-cell table:style-name="Таблиця12.H2" office:value-type="string">
            <text:p text:style-name="P28"><text:span text:style-name="Основной_20_текст4"><text:span text:style-name="T54">2/2</text:span></text:span></text:p>
          </table:table-cell>
        </table:table-row>
      </table:table>
      <text:p text:style-name="P27"><text:span text:style-name="Основной_20_текст4"><text:span text:style-name="T54"/></text:span></text:p>
      <text:p text:style-name="P27"><text:span text:style-name="Основной_20_текст4"><text:span text:style-name="T57">5. </text:span></text:span><text:span text:style-name="Основной_20_текст4"><text:span text:style-name="T54">Довести, що iзоморфнi автомати є невiдрiзнюваними (еквiвалентними) мiж собою.</text:span></text:span></text:p>
      <text:p text:style-name="P21"><text:span text:style-name="Основной_20_текст4"><text:span text:style-name="T55"/></text:span></text:p>
      <text:p text:style-name="P12"><text:span text:style-name="Основной_20_текст4"><text:span text:style-name="T5">6. </text:span></text:span><text:span text:style-name="Основной_20_текст4"><text:span text:style-name="T7">Нехай Х</text:span></text:span><text:span text:style-name="Основной_20_текст4"><text:span text:style-name="T89">*</text:span></text:span><text:span text:style-name="Основной_20_текст4"><text:span text:style-name="T7"> </text:span></text:span><text:span text:style-name="Основной_20_текст4"><text:span text:style-name="T5">– </text:span></text:span><text:span text:style-name="Основной_20_текст4"><text:span text:style-name="T8">множина всіх слів </text:span></text:span><text:span text:style-name="Основной_20_текст4"><text:span text:style-name="T9">у</text:span></text:span><text:span text:style-name="Основной_20_текст4"><text:span text:style-name="T8"> алфавіті Х. </text:span></text:span><text:span text:style-name="Основной_20_текст4"><text:span text:style-name="T5">Побудувати граф та таблиці переходів і виходів автомата А: {x</text:span></text:span><text:span text:style-name="Основной_20_текст4"><text:span text:style-name="T77">1</text:span></text:span><text:span text:style-name="Основной_20_текст4"><text:span text:style-name="T5">, x</text:span></text:span><text:span text:style-name="Основной_20_текст4"><text:span text:style-name="T77">2</text:span></text:span><text:span text:style-name="Основной_20_текст4"><text:span text:style-name="T5">, x</text:span></text:span><text:span text:style-name="Основной_20_текст4"><text:span text:style-name="T77">3</text:span></text:span><text:span text:style-name="Основной_20_текст4"><text:span text:style-name="T5">, x</text:span></text:span><text:span text:style-name="Основной_20_текст4"><text:span text:style-name="T77">4</text:span></text:span><text:span text:style-name="Основной_20_текст4"><text:span text:style-name="T5">}</text:span></text:span><text:span text:style-name="Основной_20_текст4"><text:span text:style-name="T88">*</text:span></text:span><text:span text:style-name="Основной_20_текст4"><text:span text:style-name="T43">→</text:span></text:span><text:span text:style-name="Основной_20_текст4"><text:span text:style-name="T5">{0, 1}</text:span></text:span><text:span text:style-name="Основной_20_текст4"><text:span text:style-name="T88">*</text:span></text:span><text:span text:style-name="Основной_20_текст4"><text:span text:style-name="T5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77">1</text:span></text:span><text:span text:style-name="Основной_20_текст4"><text:span text:style-name="T5"> – ліва дужка, x</text:span></text:span><text:span text:style-name="Основной_20_текст4"><text:span text:style-name="T77">2</text:span></text:span><text:span text:style-name="Основной_20_текст4"><text:span text:style-name="T5"> – права дужка, x</text:span></text:span><text:span text:style-name="Основной_20_текст4"><text:span text:style-name="T77">3</text:span></text:span><text:span text:style-name="Основной_20_текст4"><text:span text:style-name="T5"> – будь-який символ, крім лівої і правої дужок та кінця виразу, x</text:span></text:span><text:span text:style-name="Основной_20_текст4"><text:span text:style-name="T77">4</text:span></text:span><text:span text:style-name="Основной_20_текст4"><text:span text:style-name="T5"> – символ, що позначає кінець виразу.</text:span></text:span></text:p>
      <text:p text:style-name="P11"><text:span text:style-name="Основной_20_текст4"><text:span text:style-name="T5"/></text:span></text:p>
      <text:p text:style-name="P14"><text:span text:style-name="Основной_20_текст4"><text:span text:style-name="T6">7. </text:span></text:span><text:span text:style-name="Основной_20_текст4"><text:span text:style-name="T26">Написати регулярний вираз, що задає подію </text:span></text:span><text:span text:style-name="Основной_20_текст4"><text:span text:style-name="T27">Р</text:span></text:span><text:span text:style-name="Основной_20_текст4"><text:span text:style-name="T70">∩</text:span></text:span><text:span text:style-name="Основной_20_текст4"><text:span text:style-name="T26">Q в алфавіті Х={0, 1}, де Р – подія, що складається лише з таких слів в алфавіті Х, </text:span></text:span><text:span text:style-name="Основной_20_текст4"><text:span text:style-name="T28">у </text:span></text:span><text:span text:style-name="Основной_20_текст4"><text:span text:style-name="T26">як</text:span></text:span><text:span text:style-name="Основной_20_текст4"><text:span text:style-name="T28">их </text:span></text:span><text:span text:style-name="Основной_20_текст4"><text:span text:style-name="T32">0 утворюють підслова парної довжини</text:span></text:span><text:span text:style-name="Основной_20_текст4"><text:span text:style-name="T26">, а Q – </text:span></text:span><text:span text:style-name="Основной_20_текст4"><text:span text:style-name="T30">це множина всіх слів у</text:span></text:span><text:span text:style-name="Основной_20_текст4"><text:span text:style-name="T26"> алфавіті Х, </text:span></text:span><text:span text:style-name="Основной_20_текст4"><text:span text:style-name="T30">які починаються з </text:span></text:span><text:span text:style-name="Основной_20_текст4"><text:span text:style-name="T29">1</text:span></text:span><text:span text:style-name="Основной_20_текст4"><text:span text:style-name="T30">.</text:span></text:span></text:p>
      <text:p text:style-name="P14"><text:span text:style-name="Основной_20_текст4"><text:span text:style-name="T6"/></text:span></text:p>
      <text:p text:style-name="P15"><text:span text:style-name="Основной_20_текст4"><text:span text:style-name="T33">8</text:span></text:span><text:span text:style-name="Основной_20_текст4"><text:span text:style-name="T27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79">1</text:span></text:span><text:span text:style-name="Основной_20_текст4"><text:span text:style-name="T70">∩</text:span></text:span><text:span text:style-name="Основной_20_текст4"><text:span text:style-name="T27">Р</text:span></text:span><text:span text:style-name="Основной_20_текст4"><text:span text:style-name="T79">2</text:span></text:span><text:span text:style-name="Основной_20_текст4"><text:span text:style-name="T27">, де події Р</text:span></text:span><text:span text:style-name="Основной_20_текст4"><text:span text:style-name="T79">1 </text:span></text:span><text:span text:style-name="Основной_20_текст4"><text:span text:style-name="T27">і Р</text:span></text:span><text:span text:style-name="Основной_20_текст4"><text:span text:style-name="T79">2</text:span></text:span><text:span text:style-name="Основной_20_текст4"><text:span text:style-name="T27"> задані регулярними виразами r</text:span></text:span><text:span text:style-name="Основной_20_текст4"><text:span text:style-name="T79">1</text:span></text:span><text:span text:style-name="Основной_20_текст4"><text:span text:style-name="T27"> і r</text:span></text:span><text:span text:style-name="Основной_20_текст4"><text:span text:style-name="T79">2</text:span></text:span><text:span text:style-name="Основной_20_текст4"><text:span text:style-name="T27"> відповідно.</text:span></text:span></text:p>
      <text:p text:style-name="P15"><text:span text:style-name="Основной_20_текст4"><text:span text:style-name="T6"/></text:span></text:p>
      <text:p text:style-name="P44"><text:span text:style-name="Основной_20_текст4"><text:span text:style-name="T34">9</text:span></text:span><text:span text:style-name="Основной_20_текст4"><text:span text:style-name="T10">. </text:span></text:span><text:span text:style-name="Основной_20_текст4"><text:span text:style-name="T55">Побудувати (синтезувати) автомат-перетворювач Мура A = (X, Y, U, δ, µ) для X = Y = {0, 1}, що реалiзує таке автоматне вiдображення </text:span></text:span><text:span text:style-name="Основной_20_текст4"><text:span text:style-name="T72">φ</text:span></text:span><text:span text:style-name="Основной_20_текст4"><text:span text:style-name="T84">A</text:span></text:span><text:span text:style-name="Основной_20_текст4"><text:span text:style-name="T55">(x</text:span></text:span><text:span text:style-name="Основной_20_текст4"><text:span text:style-name="T84">i1</text:span></text:span><text:span text:style-name="Основной_20_текст4"><text:span text:style-name="T55">x</text:span></text:span><text:span text:style-name="Основной_20_текст4"><text:span text:style-name="T84">i2</text:span></text:span><text:span text:style-name="Основной_20_текст4"><text:span text:style-name="T55"> ... x</text:span></text:span><text:span text:style-name="Основной_20_текст4"><text:span text:style-name="T84">ik</text:span></text:span><text:span text:style-name="Основной_20_текст4"><text:span text:style-name="T55">) = y</text:span></text:span><text:span text:style-name="Основной_20_текст4"><text:span text:style-name="T84">i1</text:span></text:span><text:span text:style-name="Основной_20_текст4"><text:span text:style-name="T55">y</text:span></text:span><text:span text:style-name="Основной_20_текст4"><text:span text:style-name="T84">i2</text:span></text:span><text:span text:style-name="Основной_20_текст4"><text:span text:style-name="T55"> ... y</text:span></text:span><text:span text:style-name="Основной_20_текст4"><text:span text:style-name="T84">ik</text:span></text:span><text:span text:style-name="Основной_20_текст4"><text:span text:style-name="T55">:</text:span></text:span></text:p>
      <text:p text:style-name="P44"><text:span text:style-name="Основной_20_текст4"><text:span text:style-name="T55">y</text:span></text:span><text:span text:style-name="Основной_20_текст4"><text:span text:style-name="T84">jk</text:span></text:span><text:span text:style-name="Основной_20_текст4"><text:span text:style-name="T55"> = 1, якщо x</text:span></text:span><text:span text:style-name="Основной_20_текст4"><text:span text:style-name="T84">i1</text:span></text:span><text:span text:style-name="Основной_20_текст4"><text:span text:style-name="T55">x</text:span></text:span><text:span text:style-name="Основной_20_текст4"><text:span text:style-name="T84">i2</text:span></text:span><text:span text:style-name="Основной_20_текст4"><text:span text:style-name="T55"> ... x</text:span></text:span><text:span text:style-name="Основной_20_текст4"><text:span text:style-name="T84">ik</text:span></text:span><text:span text:style-name="Основной_20_текст4"><text:span text:style-name="T55"> мiстить </text:span></text:span><text:span text:style-name="Основной_20_текст4"><text:span text:style-name="T61">n</text:span></text:span><text:span text:style-name="Основной_20_текст4"><text:span text:style-name="T55"> одиниць, у противному разi y</text:span></text:span><text:span text:style-name="Основной_20_текст4"><text:span text:style-name="T84">jk</text:span></text:span><text:span text:style-name="Основной_20_текст4"><text:span text:style-name="T55"> = 0.</text:span></text:span></text:p>
      <text:p text:style-name="P15"><text:span text:style-name="Основной_20_текст4"><text:span text:style-name="T10"/></text:span></text:p>
      <text:p text:style-name="P17"><text:span text:style-name="Основной_20_текст4"><text:span text:style-name="T10">1</text:span></text:span><text:span text:style-name="Основной_20_текст4"><text:span text:style-name="T34">0</text:span></text:span><text:span text:style-name="Основной_20_текст4"><text:span text:style-name="T10">. </text:span></text:span><text:span text:style-name="Основной_20_текст4"><text:span text:style-name="T37">Навести приклад таких подій P і Q, що:</text:span></text:span></text:p>
      <text:p text:style-name="P17"><text:span text:style-name="Основной_20_текст4"><text:span text:style-name="T37">(а) P ⊂ Q, однак P* = Q*; (б) P* = Q*, однак P ⊄ Q (символ ⊄ позначає, що не виконується жодне зі співвідношень ⊃ , ⊇ , ⊂ , ⊆ , =).</text:span></text:span></text:p>
      <text:p text:style-name="P15"><text:span text:style-name="Основной_20_текст4"><text:span text:style-name="T10"/></text:span></text:p>
      <text:p text:style-name="P24"><text:span text:style-name="Основной_20_текст4"><text:span text:style-name="T23">1</text:span></text:span><text:span text:style-name="Основной_20_текст4"><text:span text:style-name="T34">1</text:span></text:span><text:span text:style-name="Основной_20_текст4"><text:span text:style-name="T23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10">.</text:span></text:span></text:p>
      <text:p text:style-name="P24"><text:span text:style-name="Основной_20_текст4"><text:span text:style-name="T10"/></text:span></text:p>
      <text:p text:style-name="P15"><text:span text:style-name="Основной_20_текст4"><text:span text:style-name="T65">1</text:span></text:span><text:span text:style-name="Основной_20_текст4"><text:span text:style-name="T66">2</text:span></text:span><text:span text:style-name="Основной_20_текст4"><text:span text:style-name="T65">. Довести л</text:span></text:span><text:span text:style-name="Основной_20_текст4"><text:span text:style-name="T67">ем</text:span></text:span><text:span text:style-name="Основной_20_текст4"><text:span text:style-name="T65">у</text:span></text:span><text:span text:style-name="Основной_20_текст4"><text:span text:style-name="T67"> “про накачку”: </text:span></text:span><text:span text:style-name="Основной_20_текст4"><text:span text:style-name="T65">д</text:span></text:span><text:span text:style-name="Основной_20_текст4"><text:span text:style-name="T67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53">w</text:span></text:span><text:span text:style-name="Основной_20_текст_20__28_3_29__20__2b__20_Интервал_20_1_20_pt"><text:span text:style-name="T44">∈</text:span></text:span><text:span text:style-name="Основной_20_текст4"><text:span text:style-name="T10">Р можна записати у вигляді <text:s/></text:span></text:span><text:span text:style-name="Основной_20_текст_20__28_3_29__20__2b__20_Интервал_20_1_20_pt"><text:span text:style-name="T53">w=р</text:span></text:span><text:span text:style-name="Основной_20_текст_20__28_3_29__20__2b__20_Интервал_20_1_20_pt"><text:span text:style-name="T80">1</text:span></text:span><text:span text:style-name="Основной_20_текст_20__28_3_29__20__2b__20_Интервал_20_1_20_pt"><text:span text:style-name="T53">рр</text:span></text:span><text:span text:style-name="Основной_20_текст_20__28_3_29__20__2b__20_Интервал_20_1_20_pt"><text:span text:style-name="T80">2</text:span></text:span><text:span text:style-name="Основной_20_текст_20__28_3_29__20__2b__20_Интервал_20_1_20_pt"><text:span text:style-name="T48">, </text:span></text:span><text:span text:style-name="Основной_20_текст_20__28_3_29__20__2b__20_Интервал_20_1_20_pt"><text:span text:style-name="T47">де </text:span></text:span><text:span text:style-name="Основной_20_текст_20__28_3_29__20__2b__20_Интервал_20_1_20_pt"><text:span text:style-name="T53">р</text:span></text:span><text:span text:style-name="Основной_20_текст_20__28_3_29__20__2b__20_Интервал_20_1_20_pt"><text:span text:style-name="T44">≠</text:span></text:span><text:span text:style-name="Основной_20_текст_20__28_3_29__20__2b__20_Интервал_20_1_20_pt"><text:span text:style-name="T52">е</text:span></text:span><text:span text:style-name="Основной_20_текст_20__28_3_29__20__2b__20_Интервал_20_1_20_pt"><text:span text:style-name="T51"> </text:span></text:span><text:span text:style-name="Основной_20_текст_20__28_3_29__20__2b__20_Интервал_20_1_20_pt"><text:span text:style-name="T46">(</text:span></text:span><text:span text:style-name="Основной_20_текст_20__28_3_29__20__2b__20_Интервал_20_1_20_pt"><text:span text:style-name="T51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6">)</text:span></text:span><text:span text:style-name="Основной_20_текст_20__28_3_29__20__2b__20_Интервал_20_1_20_pt"><text:span text:style-name="T48">, так, що для всіх k = 0, 1, 2, ... виконуватиметься </text:span></text:span><text:span text:style-name="Основной_20_текст_20__28_3_29__20__2b__20_Интервал_20_1_20_pt"><text:span text:style-name="T53">р</text:span></text:span><text:span text:style-name="Основной_20_текст_20__28_3_29__20__2b__20_Интервал_20_1_20_pt"><text:span text:style-name="T80">1</text:span></text:span><text:span text:style-name="Основной_20_текст_20__28_3_29__20__2b__20_Интервал_20_1_20_pt"><text:span text:style-name="T53">р</text:span></text:span><text:span text:style-name="Основной_20_текст_20__28_3_29__20__2b__20_Интервал_20_1_20_pt"><text:span text:style-name="T92">k</text:span></text:span><text:span text:style-name="Основной_20_текст_20__28_3_29__20__2b__20_Интервал_20_1_20_pt"><text:span text:style-name="T53">р</text:span></text:span><text:span text:style-name="Основной_20_текст_20__28_3_29__20__2b__20_Интервал_20_1_20_pt"><text:span text:style-name="T80">2</text:span></text:span><text:span text:style-name="Основной_20_текст_20__28_3_29__20__2b__20_Интервал_20_1_20_pt"><text:span text:style-name="T44">∈</text:span></text:span><text:span text:style-name="Основной_20_текст4"><text:span text:style-name="T10">Р.</text:span></text:span></text:p>
      <text:p text:style-name="P15"><text:span text:style-name="Основной_20_текст4"><text:span text:style-name="T1"/></text:span></text:p>
      <text:p text:style-name="P15"><text:span text:style-name="Основной_20_текст4"><text:span text:style-name="T33">1</text:span></text:span><text:span text:style-name="Основной_20_текст4"><text:span text:style-name="T34">3</text:span></text:span><text:span text:style-name="Основной_20_текст4"><text:span text:style-name="T33">. </text:span></text:span><text:span text:style-name="Основной_20_текст4"><text:span text:style-name="T35">Навести приклад події, яка нерегулярна і (одночасно) задовольняє умову “леми про накачку”.</text:span></text:span></text:p>
      <text:p text:style-name="P15"><text:span text:style-name="Основной_20_текст4"><text:span text:style-name="T35"/></text:span></text:p>
      <text:p text:style-name="P19"><text:span text:style-name="Основной_20_текст4"><text:span text:style-name="T12">1</text:span></text:span><text:span text:style-name="Основной_20_текст4"><text:span text:style-name="T34">4</text:span></text:span><text:span text:style-name="Основной_20_текст4"><text:span text:style-name="T12">. </text:span></text:span><text:span text:style-name="Основной_20_текст4"><text:span text:style-name="T55">Побудувати приклад двох невiдрiзнюваних автоматiв, якi не є iзоморфними.</text:span></text:span></text:p>
      <text:p text:style-name="P19"><text:span text:style-name="Основной_20_текст4"><text:span text:style-name="T12"/></text:span></text:p>
      <text:p text:style-name="P19"><text:span text:style-name="Основной_20_текст4"><text:span text:style-name="T40">15. </text:span></text:span><text:span text:style-name="Основной_20_текст4"><text:span text:style-name="T10">Нехай </text:span></text:span><text:span text:style-name="Основной_20_текст4"><text:span text:style-name="T49">х</text:span></text:span><text:span text:style-name="Основной_20_текст4"><text:span text:style-name="T90">k</text:span></text:span><text:span text:style-name="Основной_20_текст4"><text:span text:style-name="T10"> – слово, що складається з k символів </text:span></text:span><text:span text:style-name="Основной_20_текст4"><text:span text:style-name="T49">х</text:span></text:span><text:span text:style-name="Основной_20_текст4"><text:span text:style-name="T10">. Скориставшись лемою “про накачку” </text:span></text:span><text:soft-page-break/><text:span text:style-name="Основной_20_текст4"><text:span text:style-name="T12">(див. задачу №1</text:span></text:span><text:span text:style-name="Основной_20_текст4"><text:span text:style-name="T34">2</text:span></text:span><text:span text:style-name="Основной_20_текст4"><text:span text:style-name="T12">) або, у крайньому разі, іншим методом, дов</text:span></text:span><text:span text:style-name="Основной_20_текст4"><text:span text:style-name="T10">ести, що подія</text:span></text:span></text:p>
      <text:p text:style-name="P15"><text:span text:style-name="Основной_20_текст4"><text:span text:style-name="T10">Р={</text:span></text:span><text:span text:style-name="Основной_20_текст4"><text:span text:style-name="T50">ww</text:span></text:span><text:span text:style-name="Основной_20_текст4"><text:span text:style-name="T10">| </text:span></text:span><text:span text:style-name="Основной_20_текст4"><text:span text:style-name="T50">w</text:span></text:span><text:span text:style-name="Основной_20_текст4"><text:span text:style-name="T71">∈</text:span></text:span><text:span text:style-name="Основной_20_текст4"><text:span text:style-name="T34">{a, b}</text:span></text:span><text:span text:style-name="Основной_20_текст4"><text:span text:style-name="T91">*</text:span></text:span><text:span text:style-name="Основной_20_текст4"><text:span text:style-name="T34"> - множина слів у алфавіті {a, b}</text:span></text:span><text:span text:style-name="Основной_20_текст4"><text:span text:style-name="T10">} не регулярна.</text:span></text:span></text:p>
      <text:p text:style-name="P15"><text:span text:style-name="Основной_20_текст4"><text:span text:style-name="T10"/></text:span></text:p>
      <text:p text:style-name="P15"><text:span text:style-name="Основной_20_текст4"><text:span text:style-name="T23">1</text:span></text:span><text:span text:style-name="Основной_20_текст4"><text:span text:style-name="T40">6</text:span></text:span><text:span text:style-name="Основной_20_текст4"><text:span text:style-name="T23">. Назвіть критерії оцінки оптимальності (мінімальності) регулярних виразів. </text:span></text:span><text:span text:style-name="Основной_20_текст4"><text:span text:style-name="T24">Чи існує </text:span></text:span><text:span text:style-name="Основной_20_текст4"><text:span text:style-name="T23">в алгебрі регулярних подій </text:span></text:span><text:span text:style-name="Основной_20_текст4"><text:span text:style-name="T24">алгоритм пошуку </text:span></text:span><text:span text:style-name="Основной_20_текст4"><text:span text:style-name="T23">оптимально</text:span></text:span><text:span text:style-name="Основной_20_текст4"><text:span text:style-name="T24">го</text:span></text:span><text:span text:style-name="Основной_20_текст4"><text:span text:style-name="T23"> (мінімально</text:span></text:span><text:span text:style-name="Основной_20_текст4"><text:span text:style-name="T24">го</text:span></text:span><text:span text:style-name="Основной_20_текст4"><text:span text:style-name="T23">) регулярн</text:span></text:span><text:span text:style-name="Основной_20_текст4"><text:span text:style-name="T24">ого</text:span></text:span><text:span text:style-name="Основной_20_текст4"><text:span text:style-name="T23"> вираз</text:span></text:span><text:span text:style-name="Основной_20_текст4"><text:span text:style-name="T24">у, рівносильного </text:span></text:span><text:span text:style-name="Основной_20_текст4"><text:span text:style-name="T23">(еквівалентно</text:span></text:span><text:span text:style-name="Основной_20_текст4"><text:span text:style-name="T24">го</text:span></text:span><text:span text:style-name="Основной_20_текст4"><text:span text:style-name="T23">)</text:span></text:span><text:span text:style-name="Основной_20_текст4"><text:span text:style-name="T24"> даному? Відповідь обґрунтувати.</text:span></text:span></text:p>
      <text:p text:style-name="P15"><text:span text:style-name="Основной_20_текст4"><text:span text:style-name="T24"/></text:span></text:p>
      <text:p text:style-name="P7"><text:span text:style-name="T98">1</text:span><text:span text:style-name="T99">7</text:span><text:span text:style-name="T97">. Нехай для непорожньої події P виконується рівність P</text:span><text:span text:style-name="T94">2</text:span><text:span text:style-name="T97">=P. Довести, що:</text:span></text:p>
      <text:p text:style-name="P9"><text:span text:style-name="T74">(а) </text:span><text:span text:style-name="T75">e</text:span><text:span text:style-name="T74">∈P </text:span><text:span text:style-name="Основной_20_текст_20__28_3_29__20__2b__20_Интервал_20_1_20_pt"><text:span text:style-name="T46">(</text:span></text:span><text:span text:style-name="Основной_20_текст_20__28_3_29__20__2b__20_Интервал_20_1_20_pt"><text:span text:style-name="T51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6">)</text:span></text:span><text:span text:style-name="T74">; (б) P</text:span><text:span text:style-name="T93">*</text:span><text:span text:style-name="T74">=P.</text:span></text:p>
      <text:p text:style-name="P8"/>
      <text:p text:style-name="P16"><text:span text:style-name="Основной_20_текст4"><text:span text:style-name="T36">1</text:span></text:span><text:span text:style-name="Основной_20_текст4"><text:span text:style-name="T40">8</text:span></text:span><text:span text:style-name="Основной_20_текст4"><text:span text:style-name="T36">. Написати регулярний вираз у алфавіті X = {0, 1}, який задає подію, що складається зі всіх слів таких і тільки таких, у яких кількість символів 0 кратна 3.</text:span></text:span></text:p>
      <text:p text:style-name="P16"><text:span text:style-name="Основной_20_текст4"><text:span text:style-name="T36"/></text:span></text:p>
      <text:p text:style-name="P20"><text:span text:style-name="Основной_20_текст4"><text:span text:style-name="T40">19</text:span></text:span><text:span text:style-name="Основной_20_текст4"><text:span text:style-name="T37">. </text:span></text:span><text:span text:style-name="Основной_20_текст4"><text:span text:style-name="T103">Нехай</text:span></text:span><text:span text:style-name="Основной_20_текст4"><text:span text:style-name="T37"> вхідний алфавіт X = {0, 1}. </text:span></text:span><text:span text:style-name="Основной_20_текст4"><text:span text:style-name="T38">Н</text:span></text:span><text:span text:style-name="Основной_20_текст4"><text:span text:style-name="T37">авести автомат, який допускає ланцюжки, довжина яких ділиться на 3.</text:span></text:span></text:p>
      <text:p text:style-name="P20"><text:span text:style-name="Основной_20_текст4"><text:span text:style-name="T37"/></text:span></text:p>
      <text:p text:style-name="P23"><text:span text:style-name="T101">20</text:span><text:span text:style-name="T100">. </text:span><text:span text:style-name="Основной_20_текст4"><text:span text:style-name="T31">Нехай Р – нерегулярна подія, R – скінченна подія. Довести, що подія S – нерегулярна:</text:span></text:span></text:p>
      <text:p text:style-name="P19"><text:span text:style-name="Основной_20_текст4"><text:span text:style-name="T31">а) S=P</text:span></text:span><text:span text:style-name="Основной_20_текст4"><text:span text:style-name="T45">∪</text:span></text:span><text:span text:style-name="Основной_20_текст4"><text:span text:style-name="T31">R, б) S=P\R.</text:span></text:span></text:p>
      <text:p text:style-name="P19"><text:span text:style-name="Основной_20_текст4"><text:span text:style-name="T31"/></text:span></text:p>
      <text:p text:style-name="P19"><text:span text:style-name="Основной_20_текст4"><text:span text:style-name="T40">21</text:span></text:span><text:span text:style-name="Основной_20_текст4"><text:span text:style-name="T41">. </text:span></text:span><text:span text:style-name="Основной_20_текст4"><text:span text:style-name="T58">Нехай подія P зображувана в скінченному автоматі A та </text:span></text:span><text:span text:style-name="Основной_20_текст4"><text:span text:style-name="T64">e</text:span></text:span><text:span text:style-name="Основной_20_текст4"><text:span text:style-name="T58">∉P </text:span></text:span><text:span text:style-name="Основной_20_текст_20__28_3_29__20__2b__20_Интервал_20_1_20_pt"><text:span text:style-name="T46">(</text:span></text:span><text:span text:style-name="Основной_20_текст_20__28_3_29__20__2b__20_Интервал_20_1_20_pt"><text:span text:style-name="T51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6">)</text:span></text:span><text:span text:style-name="Основной_20_текст4"><text:span text:style-name="T58">. Як побудувати новий скінченний автомат A′, що зображує подію P ∪ {</text:span></text:span><text:span text:style-name="Основной_20_текст4"><text:span text:style-name="T64">e</text:span></text:span><text:span text:style-name="Основной_20_текст4"><text:span text:style-name="T58">}?</text:span></text:span></text:p>
      <text:p text:style-name="P22"><text:span text:style-name="Основной_20_текст4"><text:span text:style-name="T31"/></text:span></text:p>
      <text:p text:style-name="P32"><text:span text:style-name="Основной_20_текст4"><text:span text:style-name="T39">22</text:span></text:span><text:span text:style-name="Основной_20_текст4"><text:span text:style-name="T10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  <text:p text:style-name="P25"><text:span text:style-name="Основной_20_текст4"><text:span text:style-name="T55"/></text:span></text:p>
      <text:p text:style-name="P18"><text:span text:style-name="Основной_20_текст4"><text:span text:style-name="T55">2</text:span></text:span><text:span text:style-name="Основной_20_текст4"><text:span text:style-name="T56">3. </text:span></text:span><text:span text:style-name="Основной_20_текст4"><text:span text:style-name="T55">Довести </text:span></text:span><text:span text:style-name="Основной_20_текст4"><text:span text:style-name="T103">тотожність</text:span></text:span><text:span text:style-name="Основной_20_текст4"><text:span text:style-name="T55"> для регулярних виразів:</text:span></text:span></text:p>
      <text:p text:style-name="P26"><text:span text:style-name="Основной_20_текст4"><text:span text:style-name="T54">((a ∪ bb)*aa)* = e ∪ (a ∪ bb)*aa.</text:span></text:span></text:p>
      <text:p text:style-name="P26"><text:span text:style-name="Основной_20_текст4"><text:span text:style-name="T54"/></text:span></text:p>
      <text:p text:style-name="P33"><text:span text:style-name="Основной_20_текст4"><text:span text:style-name="T59">2</text:span></text:span><text:span text:style-name="Основной_20_текст4"><text:span text:style-name="T60">4</text:span></text:span><text:span text:style-name="Основной_20_текст4"><text:span text:style-name="T54">. Побудувати скінчений автомат, що розпізнає </text:span></text:span><text:span text:style-name="Основной_20_текст4"><text:span text:style-name="T59">не</text:span></text:span><text:span text:style-name="Основной_20_текст4"><text:span text:style-name="T54">парні числа, які записані у двійковій формі та зчитуються зліва направо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Ubuntu" svg:font-family="Ubuntu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" fo:font-family="'Times New Roman'" style:font-family-generic="roman" style:font-pitch="variable" fo:font-size="9.5pt" fo:letter-spacing="-0.002in" fo:language="uk" fo:country="UA" fo:font-style="normal" fo:background-color="#ffffff" style:font-name-asian="Times New Roman" style:font-family-asian="'Times New Roman'" style:font-family-generic-asian="roman" style:font-pitch-asian="variable" style:font-size-asian="9.5pt" style:font-style-asian="normal" style:font-name-complex="Times New Roman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" fo:font-family="'Times New Roman'" style:font-family-generic="roman" style:font-pitch="variable" fo:font-size="9.5pt" fo:letter-spacing="0.0173in" fo:language="uk" fo:country="UA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8:17:06.302375651</meta:creation-date>
    <dc:date>2022-05-30T06:16:14.982828773</dc:date>
    <meta:editing-duration>P1DT56M52S</meta:editing-duration>
    <meta:editing-cycles>26</meta:editing-cycles>
    <meta:generator>LibreOffice/6.4.7.2$Linux_X86_64 LibreOffice_project/40$Build-2</meta:generator>
    <meta:document-statistic meta:table-count="6" meta:image-count="0" meta:object-count="0" meta:page-count="3" meta:paragraph-count="183" meta:word-count="877" meta:character-count="5118" meta:non-whitespace-character-count="4402"/>
  </office:meta>
</office:document-meta>
</file>